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4202" officeooo:paragraph-rsid="000c4202"/>
    </style:style>
    <style:style style:name="P2" style:family="paragraph" style:parent-style-name="Standard">
      <style:text-properties officeooo:rsid="000c4202" officeooo:paragraph-rsid="000f7c8e"/>
    </style:style>
    <style:style style:name="P3" style:family="paragraph" style:parent-style-name="Standard">
      <style:text-properties officeooo:rsid="000c4202" officeooo:paragraph-rsid="000fb6a9"/>
    </style:style>
    <style:style style:name="P4" style:family="paragraph" style:parent-style-name="Standard">
      <style:text-properties officeooo:rsid="000c4202" officeooo:paragraph-rsid="001ac2ee"/>
    </style:style>
    <style:style style:name="P5" style:family="paragraph" style:parent-style-name="Standard">
      <style:text-properties officeooo:rsid="000c4202" officeooo:paragraph-rsid="0020e0f8"/>
    </style:style>
    <style:style style:name="P6" style:family="paragraph" style:parent-style-name="Standard">
      <style:text-properties officeooo:rsid="000c4202" officeooo:paragraph-rsid="0017c460"/>
    </style:style>
    <style:style style:name="P7" style:family="paragraph" style:parent-style-name="Standard">
      <style:text-properties officeooo:rsid="000c4202" officeooo:paragraph-rsid="002db685"/>
    </style:style>
    <style:style style:name="P8" style:family="paragraph" style:parent-style-name="Standard">
      <style:text-properties officeooo:rsid="000c4202" officeooo:paragraph-rsid="009ff362"/>
    </style:style>
    <style:style style:name="P9" style:family="paragraph" style:parent-style-name="Standard">
      <style:text-properties officeooo:paragraph-rsid="000c4202"/>
    </style:style>
    <style:style style:name="P10" style:family="paragraph" style:parent-style-name="Standard">
      <style:text-properties officeooo:paragraph-rsid="000fb6a9"/>
    </style:style>
    <style:style style:name="P11" style:family="paragraph" style:parent-style-name="Standard">
      <style:text-properties officeooo:paragraph-rsid="00117316"/>
    </style:style>
    <style:style style:name="P12" style:family="paragraph" style:parent-style-name="Standard">
      <style:text-properties fo:font-size="11pt" officeooo:rsid="000c4202" officeooo:paragraph-rsid="000c4202" style:font-size-asian="11pt" style:font-size-complex="11pt"/>
    </style:style>
    <style:style style:name="P13" style:family="paragraph" style:parent-style-name="Standard">
      <style:text-properties fo:font-size="11pt" officeooo:rsid="000c4202" officeooo:paragraph-rsid="002db685" style:font-size-asian="11pt" style:font-size-complex="11pt"/>
    </style:style>
    <style:style style:name="P14" style:family="paragraph" style:parent-style-name="Standard">
      <style:text-properties fo:font-size="11pt" officeooo:rsid="000c4202" officeooo:paragraph-rsid="005e8d43" style:font-size-asian="11pt" style:font-size-complex="11pt"/>
    </style:style>
    <style:style style:name="P15" style:family="paragraph" style:parent-style-name="Standard">
      <style:text-properties fo:font-size="11pt" officeooo:rsid="000c4202" officeooo:paragraph-rsid="00732b61" style:font-size-asian="11pt" style:font-size-complex="11pt"/>
    </style:style>
    <style:style style:name="P16" style:family="paragraph" style:parent-style-name="Standard">
      <style:text-properties fo:font-size="11pt" officeooo:rsid="000c4202" officeooo:paragraph-rsid="00751930" style:font-size-asian="11pt" style:font-size-complex="11pt"/>
    </style:style>
    <style:style style:name="P17" style:family="paragraph" style:parent-style-name="Standard">
      <style:text-properties fo:font-size="11pt" officeooo:rsid="000c4202" officeooo:paragraph-rsid="00c3d8b9" style:font-size-asian="11pt" style:font-size-complex="11pt"/>
    </style:style>
    <style:style style:name="P18" style:family="paragraph" style:parent-style-name="Standard">
      <style:text-properties fo:font-size="11pt" officeooo:rsid="006040aa" officeooo:paragraph-rsid="0061346c" style:font-size-asian="11pt" style:font-size-complex="11pt"/>
    </style:style>
    <style:style style:name="P19" style:family="paragraph" style:parent-style-name="Standard">
      <style:text-properties fo:font-size="11pt" officeooo:rsid="00b6676a" officeooo:paragraph-rsid="00b6676a" style:font-size-asian="11pt" style:font-size-complex="11pt"/>
    </style:style>
    <style:style style:name="P20" style:family="paragraph" style:parent-style-name="Standard">
      <style:text-properties fo:font-size="11pt" fo:font-weight="bold" officeooo:rsid="000c4202" officeooo:paragraph-rsid="006040aa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6040aa" officeooo:paragraph-rsid="006040aa" style:font-size-asian="11pt" style:font-weight-asian="bold" style:font-size-complex="11pt" style:font-weight-complex="bold"/>
    </style:style>
    <style:style style:name="P22" style:family="paragraph" style:parent-style-name="Standard">
      <style:text-properties officeooo:paragraph-rsid="001d8b88"/>
    </style:style>
    <style:style style:name="P23" style:family="paragraph" style:parent-style-name="Standard">
      <style:text-properties fo:color="#000000" fo:font-size="11pt" officeooo:rsid="000c4202" officeooo:paragraph-rsid="000c4202" style:font-size-asian="11pt" style:font-size-complex="11pt"/>
    </style:style>
    <style:style style:name="P24" style:family="paragraph" style:parent-style-name="Standard">
      <style:text-properties fo:color="#000000" fo:font-size="11pt" officeooo:rsid="000c4202" officeooo:paragraph-rsid="00751930" style:font-size-asian="11pt" style:font-size-complex="11pt"/>
    </style:style>
    <style:style style:name="P25" style:family="paragraph" style:parent-style-name="Standard">
      <style:text-properties fo:color="#000000" officeooo:rsid="0079f278" officeooo:paragraph-rsid="000c4202"/>
    </style:style>
    <style:style style:name="P26" style:family="paragraph" style:parent-style-name="Standard">
      <style:text-properties fo:color="#000000" officeooo:rsid="0069b4cd" officeooo:paragraph-rsid="000c4202"/>
    </style:style>
    <style:style style:name="P27" style:family="paragraph" style:parent-style-name="Standard">
      <style:text-properties fo:color="#000000" officeooo:rsid="001c5112" officeooo:paragraph-rsid="001c5112"/>
    </style:style>
    <style:style style:name="P28" style:family="paragraph" style:parent-style-name="Standard">
      <style:text-properties officeooo:rsid="004be914" officeooo:paragraph-rsid="004be914"/>
    </style:style>
    <style:style style:name="P29" style:family="paragraph" style:parent-style-name="Standard">
      <style:text-properties officeooo:rsid="0076c375" officeooo:paragraph-rsid="0076c375"/>
    </style:style>
    <style:style style:name="P30" style:family="paragraph" style:parent-style-name="Standard">
      <style:text-properties officeooo:paragraph-rsid="007b55a9"/>
    </style:style>
    <style:style style:name="P31" style:family="paragraph" style:parent-style-name="Standard">
      <style:text-properties officeooo:paragraph-rsid="008198e2"/>
    </style:style>
    <style:style style:name="P32" style:family="paragraph" style:parent-style-name="Standard">
      <style:text-properties officeooo:rsid="0090ef16" officeooo:paragraph-rsid="0090ef16"/>
    </style:style>
    <style:style style:name="P33" style:family="paragraph" style:parent-style-name="Standard">
      <style:text-properties officeooo:rsid="0090ef16" officeooo:paragraph-rsid="0095589b"/>
    </style:style>
    <style:style style:name="P34" style:family="paragraph" style:parent-style-name="Standard">
      <style:text-properties officeooo:rsid="0090ef16" officeooo:paragraph-rsid="009ff362"/>
    </style:style>
    <style:style style:name="P35" style:family="paragraph" style:parent-style-name="Standard">
      <style:text-properties officeooo:rsid="0090ef16" officeooo:paragraph-rsid="00924d35"/>
    </style:style>
    <style:style style:name="P36" style:family="paragraph" style:parent-style-name="Standard">
      <style:text-properties officeooo:paragraph-rsid="0090ef16"/>
    </style:style>
    <style:style style:name="P37" style:family="paragraph" style:parent-style-name="Standard">
      <style:text-properties officeooo:paragraph-rsid="00924d35"/>
    </style:style>
    <style:style style:name="P38" style:family="paragraph" style:parent-style-name="Standard">
      <style:text-properties officeooo:rsid="00924d35" officeooo:paragraph-rsid="00924d35"/>
    </style:style>
    <style:style style:name="P39" style:family="paragraph" style:parent-style-name="Standard">
      <style:text-properties officeooo:rsid="009d2ae3" officeooo:paragraph-rsid="009d2ae3"/>
    </style:style>
    <style:style style:name="P40" style:family="paragraph" style:parent-style-name="Standard">
      <style:text-properties officeooo:rsid="009d2ae3" officeooo:paragraph-rsid="00a329f3"/>
    </style:style>
    <style:style style:name="P41" style:family="paragraph" style:parent-style-name="Standard">
      <style:text-properties officeooo:paragraph-rsid="00b162ab"/>
    </style:style>
    <style:style style:name="P42" style:family="paragraph" style:parent-style-name="Standard">
      <style:text-properties fo:color="#800080" fo:font-size="11pt" officeooo:rsid="000c4202" officeooo:paragraph-rsid="005e8d43" style:font-size-asian="11pt" style:font-size-complex="11pt"/>
    </style:style>
    <style:style style:name="P43" style:family="paragraph" style:parent-style-name="Standard">
      <style:text-properties fo:color="#000080" officeooo:paragraph-rsid="00b162ab"/>
    </style:style>
    <style:style style:name="P44" style:family="paragraph" style:parent-style-name="Standard">
      <style:text-properties officeooo:paragraph-rsid="005e8d43"/>
    </style:style>
    <style:style style:name="P45" style:family="paragraph" style:parent-style-name="Standard">
      <style:text-properties officeooo:paragraph-rsid="00cdfc05"/>
    </style:style>
    <style:style style:name="P46" style:family="paragraph" style:parent-style-name="Standard">
      <style:text-properties officeooo:rsid="00ceda94" officeooo:paragraph-rsid="00ceda94"/>
    </style:style>
    <style:style style:name="P47" style:family="paragraph" style:parent-style-name="Standard">
      <style:text-properties fo:font-weight="bold" officeooo:rsid="000c4202" officeooo:paragraph-rsid="000c4202" style:font-weight-asian="bold" style:font-weight-complex="bold"/>
    </style:style>
    <style:style style:name="P48" style:family="paragraph" style:parent-style-name="Standard">
      <style:text-properties officeooo:paragraph-rsid="0086ef83"/>
    </style:style>
    <style:style style:name="P49" style:family="paragraph" style:parent-style-name="Preformatted_20_Text">
      <style:text-properties officeooo:rsid="000c4202" officeooo:paragraph-rsid="000c4202"/>
    </style:style>
    <style:style style:name="P50" style:family="paragraph" style:parent-style-name="Preformatted_20_Text">
      <style:text-properties fo:font-size="11pt" officeooo:rsid="000c4202" officeooo:paragraph-rsid="000c4202" style:font-size-asian="11pt" style:font-size-complex="11pt"/>
    </style:style>
    <style:style style:name="P51" style:family="paragraph" style:parent-style-name="Preformatted_20_Text">
      <style:text-properties fo:font-size="11pt" officeooo:rsid="000c4202" officeooo:paragraph-rsid="0012e0be" style:font-size-asian="11pt" style:font-size-complex="11pt"/>
    </style:style>
    <style:style style:name="P52" style:family="paragraph" style:parent-style-name="Preformatted_20_Text">
      <style:text-properties fo:font-size="11pt" officeooo:rsid="000c4202" officeooo:paragraph-rsid="00218d37" style:font-size-asian="11pt" style:font-size-complex="11pt"/>
    </style:style>
    <style:style style:name="P53" style:family="paragraph" style:parent-style-name="Preformatted_20_Text">
      <style:text-properties fo:font-size="11pt" officeooo:rsid="000c4202" officeooo:paragraph-rsid="002c8101" style:font-size-asian="11pt" style:font-size-complex="11pt"/>
    </style:style>
    <style:style style:name="P54" style:family="paragraph" style:parent-style-name="Preformatted_20_Text">
      <style:text-properties fo:font-size="11pt" officeooo:rsid="000c4202" officeooo:paragraph-rsid="005e8d43" style:font-size-asian="11pt" style:font-size-complex="11pt"/>
    </style:style>
    <style:style style:name="P55" style:family="paragraph" style:parent-style-name="Preformatted_20_Text">
      <style:text-properties fo:font-size="11pt" officeooo:rsid="000c4202" officeooo:paragraph-rsid="0067867e" style:font-size-asian="11pt" style:font-size-complex="11pt"/>
    </style:style>
    <style:style style:name="P56" style:family="paragraph" style:parent-style-name="Preformatted_20_Text">
      <style:text-properties fo:font-size="11pt" officeooo:rsid="000c4202" officeooo:paragraph-rsid="00c3d8b9" style:font-size-asian="11pt" style:font-size-complex="11pt"/>
    </style:style>
    <style:style style:name="P57" style:family="paragraph" style:parent-style-name="Preformatted_20_Text">
      <style:text-properties fo:color="#000000" fo:font-size="11pt" fo:font-style="italic" officeooo:rsid="000c4202" officeooo:paragraph-rsid="000c4202" style:font-size-asian="11pt" style:font-size-complex="11pt"/>
    </style:style>
    <style:style style:name="P58" style:family="paragraph" style:parent-style-name="Preformatted_20_Text">
      <style:text-properties fo:color="#000000" fo:font-size="11pt" fo:font-style="italic" officeooo:rsid="000c4202" officeooo:paragraph-rsid="00226418" style:font-size-asian="11pt" style:font-size-complex="11pt"/>
    </style:style>
    <style:style style:name="P59" style:family="paragraph" style:parent-style-name="Preformatted_20_Text">
      <style:text-properties fo:color="#000000" fo:font-size="11pt" fo:font-style="italic" fo:font-weight="bold" officeooo:rsid="000c4202" officeooo:paragraph-rsid="000c4202" style:font-size-asian="11pt" style:font-weight-asian="bold" style:font-size-complex="11pt" style:font-weight-complex="bold"/>
    </style:style>
    <style:style style:name="P60" style:family="paragraph" style:parent-style-name="Preformatted_20_Text">
      <style:text-properties fo:color="#000000" fo:font-size="11pt" officeooo:rsid="000c4202" officeooo:paragraph-rsid="000c4202" style:font-size-asian="11pt" style:font-size-complex="11pt"/>
    </style:style>
    <style:style style:name="P61" style:family="paragraph" style:parent-style-name="Preformatted_20_Text">
      <style:text-properties fo:color="#000000" fo:font-size="11pt" officeooo:rsid="000c4202" officeooo:paragraph-rsid="002b2702" style:font-size-asian="11pt" style:font-size-complex="11pt"/>
    </style:style>
    <style:style style:name="P62" style:family="paragraph" style:parent-style-name="Preformatted_20_Text">
      <style:text-properties fo:color="#000000" fo:font-size="11pt" officeooo:rsid="000c4202" officeooo:paragraph-rsid="003d07fb" style:font-size-asian="11pt" style:font-size-complex="11pt"/>
    </style:style>
    <style:style style:name="P63" style:family="paragraph" style:parent-style-name="Preformatted_20_Text">
      <style:text-properties fo:color="#000000" fo:font-size="11pt" officeooo:rsid="000c4202" officeooo:paragraph-rsid="00751930" style:font-size-asian="11pt" style:font-size-complex="11pt"/>
    </style:style>
    <style:style style:name="P64" style:family="paragraph" style:parent-style-name="Preformatted_20_Text">
      <style:text-properties fo:color="#000000" fo:font-size="11pt" officeooo:rsid="000c4202" officeooo:paragraph-rsid="005c08df" style:font-size-asian="11pt" style:font-size-complex="11pt"/>
    </style:style>
    <style:style style:name="P65" style:family="paragraph" style:parent-style-name="Preformatted_20_Text">
      <style:text-properties fo:color="#000000" fo:font-size="11pt" officeooo:rsid="002c8101" officeooo:paragraph-rsid="002c8101" style:font-size-asian="11pt" style:font-size-complex="11pt"/>
    </style:style>
    <style:style style:name="P66" style:family="paragraph" style:parent-style-name="Preformatted_20_Text">
      <style:text-properties fo:color="#000000" fo:font-size="11pt" officeooo:rsid="005a1a09" officeooo:paragraph-rsid="005a1a09" style:font-size-asian="11pt" style:font-size-complex="11pt"/>
    </style:style>
    <style:style style:name="P67" style:family="paragraph" style:parent-style-name="Preformatted_20_Text">
      <style:text-properties fo:color="#000000" fo:font-size="11pt" officeooo:paragraph-rsid="005c08df" style:font-size-asian="11pt" style:font-size-complex="11pt"/>
    </style:style>
    <style:style style:name="P68" style:family="paragraph" style:parent-style-name="Preformatted_20_Text">
      <style:text-properties fo:color="#000000" officeooo:paragraph-rsid="00a3b0cc"/>
    </style:style>
    <style:style style:name="P69" style:family="paragraph" style:parent-style-name="Preformatted_20_Text">
      <style:text-properties fo:color="#000000" officeooo:rsid="009d2ae3" officeooo:paragraph-rsid="009d2ae3"/>
    </style:style>
    <style:style style:name="P70" style:family="paragraph" style:parent-style-name="Preformatted_20_Text">
      <style:text-properties fo:color="#000000" officeooo:paragraph-rsid="00b162ab"/>
    </style:style>
    <style:style style:name="P71" style:family="paragraph" style:parent-style-name="Preformatted_20_Text">
      <style:text-properties officeooo:paragraph-rsid="000c4202"/>
    </style:style>
    <style:style style:name="P72" style:family="paragraph" style:parent-style-name="Preformatted_20_Text">
      <style:text-properties fo:color="#800080" fo:font-size="11pt" officeooo:rsid="000c4202" officeooo:paragraph-rsid="003d07fb" style:font-size-asian="11pt" style:font-size-complex="11pt"/>
    </style:style>
    <style:style style:name="P73" style:family="paragraph" style:parent-style-name="Preformatted_20_Text">
      <style:text-properties officeooo:paragraph-rsid="00460090"/>
    </style:style>
    <style:style style:name="P74" style:family="paragraph" style:parent-style-name="Preformatted_20_Text">
      <style:text-properties fo:color="#800000" fo:font-size="11pt" officeooo:rsid="005a1a09" officeooo:paragraph-rsid="005a1a09" style:font-size-asian="11pt" style:font-size-complex="11pt"/>
    </style:style>
    <style:style style:name="P75" style:family="paragraph" style:parent-style-name="Preformatted_20_Text">
      <style:text-properties fo:color="#800000" fo:font-size="11pt" officeooo:rsid="000c4202" officeooo:paragraph-rsid="000c4202" style:font-size-asian="11pt" style:font-size-complex="11pt"/>
    </style:style>
    <style:style style:name="P76" style:family="paragraph" style:parent-style-name="Preformatted_20_Text">
      <style:text-properties officeooo:paragraph-rsid="007b55a9"/>
    </style:style>
    <style:style style:name="P77" style:family="paragraph" style:parent-style-name="Preformatted_20_Text">
      <style:text-properties officeooo:paragraph-rsid="00924d35"/>
    </style:style>
    <style:style style:name="P78" style:family="paragraph" style:parent-style-name="Preformatted_20_Text">
      <style:text-properties officeooo:rsid="00963cc6" officeooo:paragraph-rsid="00963cc6"/>
    </style:style>
    <style:style style:name="P79" style:family="paragraph" style:parent-style-name="Preformatted_20_Text">
      <style:text-properties fo:color="#008000" officeooo:rsid="000c4202" officeooo:paragraph-rsid="000c4202"/>
    </style:style>
    <style:style style:name="P80" style:family="paragraph" style:parent-style-name="Preformatted_20_Text">
      <style:text-properties fo:color="#008000" officeooo:paragraph-rsid="000c4202"/>
    </style:style>
    <style:style style:name="P81" style:family="paragraph" style:parent-style-name="Preformatted_20_Text">
      <style:text-properties fo:color="#c0c0c0" officeooo:rsid="000c4202" officeooo:paragraph-rsid="000c4202"/>
    </style:style>
    <style:style style:name="P82" style:family="paragraph" style:parent-style-name="Preformatted_20_Text">
      <style:text-properties fo:color="#000080" fo:font-size="11pt" officeooo:rsid="000c4202" officeooo:paragraph-rsid="000c4202" style:font-size-asian="11pt" style:font-size-complex="11pt"/>
    </style:style>
    <style:style style:name="P83" style:family="paragraph" style:parent-style-name="Preformatted_20_Text">
      <style:text-properties fo:font-weight="bold" officeooo:rsid="000c4202" officeooo:paragraph-rsid="00e4b4be" style:font-weight-asian="bold" style:font-weight-complex="bold"/>
    </style:style>
    <style:style style:name="P84" style:family="paragraph" style:parent-style-name="Preformatted_20_Text">
      <style:text-properties fo:font-weight="bold" officeooo:rsid="00e4b4be" officeooo:paragraph-rsid="00e4b4be" style:font-weight-asian="bold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9ff362"/>
    </style:style>
    <style:style style:name="P8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800080" officeooo:rsid="0090ef16" officeooo:paragraph-rsid="009ff362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8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officeooo:rsid="00963cc6" officeooo:paragraph-rsid="00963cc6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style="italic" officeooo:rsid="009ff362" officeooo:paragraph-rsid="00a5df92"/>
    </style:style>
    <style:style style:name="P9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style="italic" officeooo:rsid="00abd061" officeooo:paragraph-rsid="00ab252f"/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style="italic" officeooo:rsid="00dbc508" officeooo:paragraph-rsid="00dbc508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officeooo:rsid="00a76164" officeooo:paragraph-rsid="00a97eb8"/>
    </style:style>
    <style:style style:name="P9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size="11pt" officeooo:rsid="00a869ba" officeooo:paragraph-rsid="00c86307" style:font-size-asian="11pt" style:font-size-complex="11pt"/>
    </style:style>
    <style:style style:name="P9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353b7f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924d35" officeooo:paragraph-rsid="00963cc6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924d35" officeooo:paragraph-rsid="009b665e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963cc6"/>
    </style:style>
    <style:style style:name="P9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0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9ff362" officeooo:paragraph-rsid="009ff362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9ff362" officeooo:paragraph-rsid="00a5df92"/>
    </style:style>
    <style:style style:name="P10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9ff362" officeooo:paragraph-rsid="00a8a786"/>
    </style:style>
    <style:style style:name="P10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9ff362" officeooo:paragraph-rsid="00c86307"/>
    </style:style>
    <style:style style:name="P10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a869ba" officeooo:paragraph-rsid="009ff362"/>
    </style:style>
    <style:style style:name="P10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a869ba" officeooo:paragraph-rsid="00ab252f"/>
    </style:style>
    <style:style style:name="P10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a869ba" officeooo:paragraph-rsid="00ac0804"/>
    </style:style>
    <style:style style:name="P10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a869ba" officeooo:paragraph-rsid="00c86307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a8a786" officeooo:paragraph-rsid="00a8a786"/>
    </style:style>
    <style:style style:name="P10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aa2931"/>
    </style:style>
    <style:style style:name="P1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/>
    </style:style>
    <style:style style:name="P1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break-before="page"/>
      <style:text-properties fo:color="#000000" fo:font-style="italic" officeooo:rsid="00abd061" officeooo:paragraph-rsid="00ab252f"/>
    </style:style>
    <style:style style:name="P1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T1" style:family="text">
      <style:text-properties officeooo:rsid="000c42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7c8e" style:font-weight-asian="bold" style:font-weight-complex="bold"/>
    </style:style>
    <style:style style:name="T4" style:family="text">
      <style:text-properties fo:font-weight="bold" officeooo:rsid="000c4202" style:font-weight-asian="bold" style:font-weight-complex="bold"/>
    </style:style>
    <style:style style:name="T5" style:family="text">
      <style:text-properties fo:font-weight="bold" officeooo:rsid="0061346c" style:font-weight-asian="bold" style:font-weight-complex="bold"/>
    </style:style>
    <style:style style:name="T6" style:family="text">
      <style:text-properties fo:font-weight="bold" officeooo:rsid="00934c7b" style:font-weight-asian="bold" style:font-weight-complex="bold"/>
    </style:style>
    <style:style style:name="T7" style:family="text">
      <style:text-properties fo:font-weight="bold" officeooo:rsid="009411e1" style:font-weight-asian="bold" style:font-weight-complex="bold"/>
    </style:style>
    <style:style style:name="T8" style:family="text">
      <style:text-properties fo:font-weight="bold" officeooo:rsid="0095589b" style:font-weight-asian="bold" style:font-weight-complex="bold"/>
    </style:style>
    <style:style style:name="T9" style:family="text">
      <style:text-properties fo:font-weight="bold" officeooo:rsid="00a0c313" style:font-weight-asian="bold" style:font-weight-complex="bold"/>
    </style:style>
    <style:style style:name="T10" style:family="text">
      <style:text-properties fo:font-weight="bold" officeooo:rsid="00d20ba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0080"/>
    </style:style>
    <style:style style:name="T13" style:family="text">
      <style:text-properties fo:color="#800080" fo:font-weight="bold" style:font-weight-asian="bold" style:font-weight-complex="bold"/>
    </style:style>
    <style:style style:name="T14" style:family="text">
      <style:text-properties fo:color="#800080" officeooo:rsid="001f50b1"/>
    </style:style>
    <style:style style:name="T15" style:family="text">
      <style:text-properties fo:color="#800080" officeooo:rsid="002c8101"/>
    </style:style>
    <style:style style:name="T16" style:family="text">
      <style:text-properties fo:color="#800080" officeooo:rsid="005fe6d9"/>
    </style:style>
    <style:style style:name="T17" style:family="text">
      <style:text-properties fo:color="#800080" fo:font-size="11pt" officeooo:rsid="000c4202" style:font-size-asian="11pt" style:font-size-complex="11pt"/>
    </style:style>
    <style:style style:name="T18" style:family="text">
      <style:text-properties fo:color="#800080" officeooo:rsid="00b162ab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bold" officeooo:rsid="009b0b65" style:font-weight-asian="bold" style:font-weight-complex="bold"/>
    </style:style>
    <style:style style:name="T22" style:family="text">
      <style:text-properties fo:color="#000000" fo:font-weight="bold" officeooo:rsid="009b665e" style:font-weight-asian="bold" style:font-weight-complex="bold"/>
    </style:style>
    <style:style style:name="T23" style:family="text">
      <style:text-properties fo:color="#000000" fo:font-weight="normal" officeooo:rsid="000c4202" style:font-weight-asian="normal" style:font-weight-complex="normal"/>
    </style:style>
    <style:style style:name="T24" style:family="text">
      <style:text-properties fo:color="#000000" fo:font-weight="normal" officeooo:rsid="001f50c6" style:font-weight-asian="normal" style:font-weight-complex="normal"/>
    </style:style>
    <style:style style:name="T25" style:family="text">
      <style:text-properties fo:color="#000000" fo:font-weight="normal" officeooo:rsid="00c86307" style:font-weight-asian="normal" style:font-weight-complex="normal"/>
    </style:style>
    <style:style style:name="T26" style:family="text">
      <style:text-properties fo:color="#000000" fo:font-style="italic"/>
    </style:style>
    <style:style style:name="T27" style:family="text">
      <style:text-properties fo:color="#000000" fo:font-style="italic" officeooo:rsid="00117316"/>
    </style:style>
    <style:style style:name="T28" style:family="text">
      <style:text-properties fo:color="#000000" fo:font-style="italic" officeooo:rsid="0025e645"/>
    </style:style>
    <style:style style:name="T29" style:family="text">
      <style:text-properties fo:color="#000000" fo:font-style="italic" officeooo:rsid="00a329f3"/>
    </style:style>
    <style:style style:name="T30" style:family="text">
      <style:text-properties fo:color="#000000" fo:font-style="italic" officeooo:rsid="00a76164"/>
    </style:style>
    <style:style style:name="T31" style:family="text">
      <style:text-properties fo:color="#000000" fo:font-style="italic" officeooo:rsid="00ab252f"/>
    </style:style>
    <style:style style:name="T32" style:family="text">
      <style:text-properties fo:color="#000000" fo:font-style="italic" officeooo:rsid="009ff362"/>
    </style:style>
    <style:style style:name="T33" style:family="text">
      <style:text-properties fo:color="#000000" fo:font-style="italic" officeooo:rsid="00abd061"/>
    </style:style>
    <style:style style:name="T34" style:family="text">
      <style:text-properties fo:color="#000000" fo:font-style="italic" officeooo:rsid="00ac0804"/>
    </style:style>
    <style:style style:name="T35" style:family="text">
      <style:text-properties fo:color="#000000" fo:font-style="italic" officeooo:rsid="00aeaa1c"/>
    </style:style>
    <style:style style:name="T36" style:family="text">
      <style:text-properties fo:color="#000000" fo:font-style="italic" officeooo:rsid="00c6e46d"/>
    </style:style>
    <style:style style:name="T37" style:family="text">
      <style:text-properties fo:color="#000000" fo:font-style="italic" officeooo:rsid="00c7c62e"/>
    </style:style>
    <style:style style:name="T38" style:family="text">
      <style:text-properties fo:color="#000000" fo:font-style="italic" officeooo:rsid="00c86307"/>
    </style:style>
    <style:style style:name="T39" style:family="text">
      <style:text-properties fo:color="#000000" fo:font-size="11pt" fo:font-style="italic" officeooo:rsid="000c4202" style:font-size-asian="11pt" style:font-size-complex="11pt"/>
    </style:style>
    <style:style style:name="T40" style:family="text">
      <style:text-properties fo:color="#000000" fo:font-size="11pt" fo:font-style="italic" officeooo:rsid="0015fa18" style:font-size-asian="11pt" style:font-size-complex="11pt"/>
    </style:style>
    <style:style style:name="T41" style:family="text">
      <style:text-properties fo:color="#000000" fo:font-size="11pt" fo:font-style="italic" fo:font-weight="bold" officeooo:rsid="0015fa18" style:font-size-asian="11pt" style:font-weight-asian="bold" style:font-size-complex="11pt" style:font-weight-complex="bold"/>
    </style:style>
    <style:style style:name="T42" style:family="text">
      <style:text-properties fo:color="#000000" fo:font-size="11pt" officeooo:rsid="000c4202" style:font-size-asian="11pt" style:font-size-complex="11pt"/>
    </style:style>
    <style:style style:name="T43" style:family="text">
      <style:text-properties fo:color="#000000" fo:font-size="11pt" officeooo:rsid="0040348a" style:font-size-asian="11pt" style:font-size-complex="11pt"/>
    </style:style>
    <style:style style:name="T44" style:family="text">
      <style:text-properties fo:color="#000000" fo:font-size="11pt" officeooo:rsid="0043701a" style:font-size-asian="11pt" style:font-size-complex="11pt"/>
    </style:style>
    <style:style style:name="T45" style:family="text">
      <style:text-properties fo:color="#000000" fo:font-size="11pt" officeooo:rsid="007ebc34" style:font-size-asian="11pt" style:font-size-complex="11pt"/>
    </style:style>
    <style:style style:name="T46" style:family="text">
      <style:text-properties fo:color="#000000" fo:font-size="11pt" officeooo:rsid="001c5112" style:font-size-asian="11pt" style:font-size-complex="11pt"/>
    </style:style>
    <style:style style:name="T47" style:family="text">
      <style:text-properties fo:color="#000000" fo:font-size="11pt" officeooo:rsid="007fe52a" style:font-size-asian="11pt" style:font-size-complex="11pt"/>
    </style:style>
    <style:style style:name="T48" style:family="text">
      <style:text-properties fo:color="#000000" officeooo:rsid="0017c460"/>
    </style:style>
    <style:style style:name="T49" style:family="text">
      <style:text-properties fo:color="#000000" officeooo:rsid="001c5112"/>
    </style:style>
    <style:style style:name="T50" style:family="text">
      <style:text-properties fo:color="#000000" officeooo:rsid="001f50b1"/>
    </style:style>
    <style:style style:name="T51" style:family="text">
      <style:text-properties fo:color="#000000" officeooo:rsid="001f50c6"/>
    </style:style>
    <style:style style:name="T52" style:family="text">
      <style:text-properties fo:color="#000000" officeooo:rsid="002c8101"/>
    </style:style>
    <style:style style:name="T53" style:family="text">
      <style:text-properties fo:color="#000000" officeooo:rsid="0069b4cd"/>
    </style:style>
    <style:style style:name="T54" style:family="text">
      <style:text-properties fo:color="#000000" officeooo:rsid="006e0f43"/>
    </style:style>
    <style:style style:name="T55" style:family="text">
      <style:text-properties fo:color="#000000" fo:font-size="12pt" style:font-size-asian="12pt" style:font-size-complex="12pt"/>
    </style:style>
    <style:style style:name="T56" style:family="text">
      <style:text-properties fo:color="#000000" officeooo:rsid="00787aac"/>
    </style:style>
    <style:style style:name="T57" style:family="text">
      <style:text-properties fo:color="#000000" officeooo:rsid="0079f278"/>
    </style:style>
    <style:style style:name="T58" style:family="text">
      <style:text-properties fo:color="#000000" officeooo:rsid="007c82c0"/>
    </style:style>
    <style:style style:name="T59" style:family="text">
      <style:text-properties fo:color="#000000" officeooo:rsid="00963cc6"/>
    </style:style>
    <style:style style:name="T60" style:family="text">
      <style:text-properties fo:color="#000000" officeooo:rsid="0098d343"/>
    </style:style>
    <style:style style:name="T61" style:family="text">
      <style:text-properties fo:color="#000000" officeooo:rsid="009b0b65"/>
    </style:style>
    <style:style style:name="T62" style:family="text">
      <style:text-properties fo:color="#000000" officeooo:rsid="0090ef16"/>
    </style:style>
    <style:style style:name="T63" style:family="text">
      <style:text-properties fo:color="#000000" officeooo:rsid="00a76164"/>
    </style:style>
    <style:style style:name="T64" style:family="text">
      <style:text-properties fo:color="#000000" officeooo:rsid="000c4202"/>
    </style:style>
    <style:style style:name="T65" style:family="text">
      <style:text-properties fo:color="#c0c0c0"/>
    </style:style>
    <style:style style:name="T66" style:family="text">
      <style:text-properties fo:color="#c0c0c0" officeooo:rsid="002c8101"/>
    </style:style>
    <style:style style:name="T67" style:family="text">
      <style:text-properties fo:color="#c0c0c0" fo:font-weight="bold" style:font-weight-asian="bold" style:font-weight-complex="bold"/>
    </style:style>
    <style:style style:name="T68" style:family="text">
      <style:text-properties fo:color="#808000"/>
    </style:style>
    <style:style style:name="T69" style:family="text">
      <style:text-properties fo:color="#808000" officeooo:rsid="002c8101"/>
    </style:style>
    <style:style style:name="T70" style:family="text">
      <style:text-properties fo:color="#808000" officeooo:rsid="00924d35"/>
    </style:style>
    <style:style style:name="T71" style:family="text">
      <style:text-properties officeooo:rsid="00117316"/>
    </style:style>
    <style:style style:name="T72" style:family="text">
      <style:text-properties fo:color="#800000"/>
    </style:style>
    <style:style style:name="T73" style:family="text">
      <style:text-properties fo:color="#800000" fo:font-weight="bold" style:font-weight-asian="bold" style:font-weight-complex="bold"/>
    </style:style>
    <style:style style:name="T74" style:family="text">
      <style:text-properties officeooo:rsid="0012e0be"/>
    </style:style>
    <style:style style:name="T75" style:family="text">
      <style:text-properties officeooo:rsid="0012e307"/>
    </style:style>
    <style:style style:name="T76" style:family="text">
      <style:text-properties officeooo:rsid="001499ca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officeooo:rsid="000c4202" style:font-size-asian="11pt" style:font-size-complex="11pt"/>
    </style:style>
    <style:style style:name="T79" style:family="text">
      <style:text-properties fo:font-size="11pt" officeooo:rsid="006c18f2" style:font-size-asian="11pt" style:font-size-complex="11pt"/>
    </style:style>
    <style:style style:name="T80" style:family="text">
      <style:text-properties fo:font-size="11pt" officeooo:rsid="006e0f43" style:font-size-asian="11pt" style:font-size-complex="11pt"/>
    </style:style>
    <style:style style:name="T81" style:family="text">
      <style:text-properties fo:font-size="11pt" officeooo:rsid="00650b73" style:font-size-asian="11pt" style:font-size-complex="11pt"/>
    </style:style>
    <style:style style:name="T82" style:family="text">
      <style:text-properties fo:font-size="11pt" fo:font-weight="bold" style:font-size-asian="11pt" style:font-weight-asian="bold" style:font-size-complex="11pt" style:font-weight-complex="bold"/>
    </style:style>
    <style:style style:name="T83" style:family="text">
      <style:text-properties fo:font-size="11pt" fo:font-style="italic" officeooo:rsid="000c4202" style:font-size-asian="11pt" style:font-size-complex="11pt"/>
    </style:style>
    <style:style style:name="T84" style:family="text">
      <style:text-properties officeooo:rsid="0023fb76"/>
    </style:style>
    <style:style style:name="T85" style:family="text">
      <style:text-properties fo:font-style="italic"/>
    </style:style>
    <style:style style:name="T86" style:family="text">
      <style:text-properties fo:color="#008000"/>
    </style:style>
    <style:style style:name="T87" style:family="text">
      <style:text-properties fo:color="#008000" fo:font-weight="bold" style:font-weight-asian="bold" style:font-weight-complex="bold"/>
    </style:style>
    <style:style style:name="T88" style:family="text">
      <style:text-properties officeooo:rsid="002e3a23"/>
    </style:style>
    <style:style style:name="T89" style:family="text">
      <style:text-properties officeooo:rsid="0030b775"/>
    </style:style>
    <style:style style:name="T90" style:family="text">
      <style:text-properties officeooo:rsid="0040348a"/>
    </style:style>
    <style:style style:name="T91" style:family="text">
      <style:text-properties officeooo:rsid="00441a8b"/>
    </style:style>
    <style:style style:name="T92" style:family="text">
      <style:text-properties fo:color="#000080"/>
    </style:style>
    <style:style style:name="T93" style:family="text">
      <style:text-properties officeooo:rsid="00541b01"/>
    </style:style>
    <style:style style:name="T94" style:family="text">
      <style:text-properties officeooo:rsid="005d3d5f"/>
    </style:style>
    <style:style style:name="T95" style:family="text">
      <style:text-properties officeooo:rsid="005fe6d9"/>
    </style:style>
    <style:style style:name="T96" style:family="text">
      <style:text-properties officeooo:rsid="006040aa"/>
    </style:style>
    <style:style style:name="T97" style:family="text">
      <style:text-properties fo:color="#2c001e" fo:font-weight="bold" officeooo:rsid="005fe6d9" style:font-weight-asian="bold" style:font-weight-complex="bold"/>
    </style:style>
    <style:style style:name="T98" style:family="text">
      <style:text-properties officeooo:rsid="00751930"/>
    </style:style>
    <style:style style:name="T99" style:family="text">
      <style:text-properties officeooo:rsid="0083e39e"/>
    </style:style>
    <style:style style:name="T100" style:family="text">
      <style:text-properties officeooo:rsid="0086ef83"/>
    </style:style>
    <style:style style:name="T101" style:family="text">
      <style:text-properties officeooo:rsid="0090ef16"/>
    </style:style>
    <style:style style:name="T102" style:family="text">
      <style:text-properties officeooo:rsid="0095589b"/>
    </style:style>
    <style:style style:name="T103" style:family="text">
      <style:text-properties officeooo:rsid="00a1c42d"/>
    </style:style>
    <style:style style:name="T104" style:family="text">
      <style:text-properties officeooo:rsid="00c3d8b9"/>
    </style:style>
    <style:style style:name="T105" style:family="text">
      <style:text-properties officeooo:rsid="00d05b17"/>
    </style:style>
    <style:style style:name="T106" style:family="text">
      <style:text-properties officeooo:rsid="00dbc508"/>
    </style:style>
    <style:style style:name="T107" style:family="text">
      <style:text-properties fo:color="#00677c"/>
    </style:style>
    <style:style style:name="T108" style:family="text">
      <style:text-properties fo:color="#00677c" fo:font-weight="bold"/>
    </style:style>
    <style:style style:name="T109" style:family="text">
      <style:text-properties fo:color="#00677c" officeooo:rsid="00e4b4be"/>
    </style:style>
    <style:style style:name="T110" style:family="text">
      <style:text-properties fo:color="#092e64"/>
    </style:style>
    <style:style style:name="T111" style:family="text">
      <style:text-properties officeooo:rsid="00dd4208"/>
    </style:style>
    <style:style style:name="T112" style:family="text">
      <style:text-properties officeooo:rsid="00de22f8"/>
    </style:style>
    <style:style style:name="T113" style:family="text">
      <style:text-properties officeooo:rsid="00e6c2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---------- </text:p>
      <text:p text:style-name="P1">map </text:p>
      <text:p text:style-name="P1">logtoMap 日志输出处 </text:p>
      <text:p text:style-name="P1">logLvlMap 日志类型 </text:p>
      <text:p text:style-name="P1"/>
      <text:p text:style-name="P1">enum </text:p>
      <text:p text:style-name="P1">outputLocation <text:s text:c="6"/>日志输出处 </text:p>
      <text:p text:style-name="P1">logLevel <text:s text:c="3"/>日志类型 </text:p>
      <text:p text:style-name="P1"/>
      <text:p text:style-name="P1">服务的这些类，就是加入到线程池中的 </text:p>
      <text:p text:style-name="P1">DaServiceIf ---LocalService----UpgradeService---MonitorService </text:p>
      <text:p text:style-name="P1">都继承自 IfServiceObserver </text:p>
      <text:p text:style-name="P1"/>
      <text:p text:style-name="P1"/>
      <text:p text:style-name="P1">int DaService::HandleProcData </text:p>
      <text:p text:style-name="P1">处理单片机发来的数据，应该是写入软件版本，硬件版本等 </text:p>
      <text:p text:style-name="P1"><text:s text:c="10"/></text:p>
      <text:p text:style-name="P1"><text:s/>jsonStr = m_jsonStrParser-&gt;trans_send_msg("AckCanTestAt", </text:p>
      <text:p text:style-name="P1"><text:s text:c="54"/>std::make_pair&lt;std::string, std::string&amp;&gt;("state", powerMode)); </text:p>
      <text:p text:style-name="P1"/>
      <text:p text:style-name="P1">大端模式--低高</text:p>
      <text:p text:style-name="P29">0x1234</text:p>
      <text:p text:style-name="P29">[0]：12</text:p>
      <text:p text:style-name="P29">[1] : 34</text:p>
      <text:p text:style-name="P1"/>
      <text:p text:style-name="P1"/>
      <text:p text:style-name="P1">---------------------------------------类----------------------------------- </text:p>
      <text:p text:style-name="P1"/>
      <text:p text:style-name="P28">IPCStackProtocol.h <text:s text:c="6"/>IPC业务协议 通信规约</text:p>
      <text:p text:style-name="P1">IPC<text:span text:style-name="T99">StackCommon.h<text:tab/> <text:s text:c="2"/>IPC通信中用到的数据类型</text:span></text:p>
      <text:p text:style-name="P79"/>
      <text:p text:style-name="P79">IfServiceObserver.h <text:s text:c="2"/></text:p>
      <text:p text:style-name="P1"/>
      <text:p text:style-name="P1"/>
      <text:p text:style-name="P1"/>
      <text:p text:style-name="P1"><text:span text:style-name="T2">class JsonStringParser </text:span><text:s text:c="2"/>json字符串分析类 </text:p>
      <text:p text:style-name="P1"><text:s text:c="4"/>trans_send_msg 构造发送的数据 </text:p>
      <text:p text:style-name="P1"/>
      <text:p text:style-name="P1"><text:span text:style-name="T2">class IpcStackManager </text:span><text:s/>通信类 <text:s/>, 负责和mcu的进程通信 </text:p>
      <text:p text:style-name="P9"><text:span text:style-name="T12">IpcStackManager</text:span><text:span text:style-name="T19">*</text:span><text:span text:style-name="T65"> </text:span><text:span text:style-name="T19">ipcStackMng</text:span></text:p>
      <text:p text:style-name="P1"><text:s text:c="4"/>RegisterObserver(MonitorService::GetInstance()); 注册每个类对象，压到m_svcObList 队列 </text:p>
      <text:p text:style-name="P1"><text:s text:c="4"/>IpcStackDataHandler <text:s text:c="2"/>这个在线程中死跑 将mcu发来的数据分发给soc对应 处理类的对象 </text:p>
      <text:p text:style-name="P1"><text:tab/>InitDbusServer<text:tab/><text:tab/>开启GDBus的主线程，放入线程池 </text:p>
      <text:p text:style-name="P6"/>
      <text:p text:style-name="P22"><text:span text:style-name="T19"><text:tab/>PackSendDataSync(</text:span><text:span text:style-name="T12">ProcData_T</text:span><text:span text:style-name="T19">&amp;</text:span><text:span text:style-name="T65"> </text:span><text:span text:style-name="T19">procData) <text:s text:c="3"/></text:span></text:p>
      <text:p text:style-name="P22"><text:span text:style-name="T19"><text:tab/><text:tab/>进行</text:span><text:span text:style-name="T48">soc →</text:span><text:span text:style-name="T51"> </text:span><text:span text:style-name="T48"><text:s/>mcu 信息函数</text:span></text:p>
      <text:p text:style-name="P9"><text:span text:style-name="T1"><text:tab/></text:span><text:span text:style-name="T19">IpcStackDataHandler(</text:span><text:span text:style-name="T68">const</text:span><text:span text:style-name="T65"> </text:span><text:span text:style-name="T12">IpcStackData_t</text:span><text:span text:style-name="T19">&amp;</text:span><text:span text:style-name="T65"> </text:span><text:span text:style-name="T19">stackData)</text:span></text:p>
      <text:p text:style-name="P9"><text:span text:style-name="T19"><text:tab/><text:tab/>处理mcu →</text:span><text:span text:style-name="T51"> </text:span><text:span text:style-name="T19">soc的数据 </text:span><text:span text:style-name="T50">， 这个函数在 </text:span><text:span text:style-name="T12">AppLayer 类中</text:span><text:span text:style-name="T14">，以回调形式在线程池狂跑</text:span></text:p>
      <text:p text:style-name="P5"><text:tab/><text:tab/>发送给<text:span text:style-name="T2">各个类的HandleProcData</text:span></text:p>
      <text:p text:style-name="P1"/>
      <text:p text:style-name="P1"/>
      <text:p text:style-name="P1"/>
      <text:p text:style-name="P1"><text:soft-page-break/></text:p>
      <text:p text:style-name="P1"/>
      <text:p text:style-name="P10"><text:span text:style-name="T4">class </text:span><text:span text:style-name="T13">IpcGdbusServer</text:span><text:span text:style-name="T20"> <text:s/></text:span><text:span text:style-name="T23">通信服务</text:span><text:span text:style-name="T25">端</text:span><text:span text:style-name="T23"> <text:s/>GDBUS <text:s text:c="2"/></text:span><text:span text:style-name="T24">执行函数调用</text:span></text:p>
      <text:p text:style-name="P3">IpcGdbusServer* ipcGdbusSvr; </text:p>
      <text:p text:style-name="P9"><text:span text:style-name="T26">AttachObserver</text:span><text:span text:style-name="T19">(</text:span><text:span text:style-name="T68">int</text:span><text:span text:style-name="T65"> </text:span><text:span text:style-name="T19">dbusStrType,</text:span><text:span text:style-name="T65"> </text:span><text:span text:style-name="T12">IfServiceObserver</text:span><text:span text:style-name="T19">*</text:span><text:span text:style-name="T65"> </text:span><text:span text:style-name="T19">serviceOb)</text:span></text:p>
      <text:p text:style-name="P11"><text:span text:style-name="T71">压入类型和对象 到 </text:span><text:span text:style-name="T72">m_serviceObVec 中 </text:span></text:p>
      <text:p text:style-name="P51"><text:span text:style-name="T26">DetachObserver 从dus分离</text:span><text:span text:style-name="T27">对象</text:span></text:p>
      <text:p text:style-name="P59"/>
      <text:p text:style-name="P59">NotifyObserver(<text:span text:style-name="T68">int</text:span><text:span text:style-name="T65"> </text:span>msgType,<text:span text:style-name="T65"> </text:span><text:span text:style-name="T12">std</text:span>::<text:span text:style-name="T12">string</text:span><text:span text:style-name="T65"> </text:span>method,<text:span text:style-name="T65"> </text:span><text:span text:style-name="T12">std</text:span>::<text:span text:style-name="T12">string</text:span><text:span text:style-name="T65"> </text:span>jsonStr)</text:p>
      <text:p text:style-name="P71"><text:span text:style-name="T39"><text:s/>通知信息</text:span><text:span text:style-name="T40">，根据msgType,发给</text:span><text:span text:style-name="T41">各个类的</text:span><text:span text:style-name="T82">HandleServiceData</text:span><text:span text:style-name="T77"> </text:span><text:span text:style-name="T82">执行相应函数调用</text:span></text:p>
      <text:p text:style-name="P64"/>
      <text:p text:style-name="P103"><text:span text:style-name="T65"><text:s/></text:span><text:span text:style-name="T12">IpcGdbusServer</text:span><text:span text:style-name="T19">::</text:span><text:span text:style-name="T26">NotifyObserver</text:span><text:span text:style-name="T19">(</text:span><text:span text:style-name="T68">int</text:span><text:span text:style-name="T65"> </text:span><text:span text:style-name="T19">msgType,</text:span><text:span text:style-name="T65"> </text:span><text:span text:style-name="T12">std</text:span><text:span text:style-name="T19">::</text:span><text:span text:style-name="T12">string</text:span><text:span text:style-name="T65"> </text:span><text:span text:style-name="T19">method,</text:span><text:span text:style-name="T65"> </text:span><text:span text:style-name="T12">std</text:span><text:span text:style-name="T19">::</text:span><text:span text:style-name="T12">string</text:span><text:span text:style-name="T65"> <text:tab/><text:tab/><text:tab/><text:tab/><text:tab/><text:tab/><text:tab/><text:tab/><text:tab/><text:tab/><text:tab/></text:span><text:span text:style-name="T19">jsonStr)</text:span></text:p>
      <text:p text:style-name="P107"><text:span text:style-name="T34">此</text:span><text:span text:style-name="T31">函数 是</text:span><text:span text:style-name="T36">G</text:span><text:span text:style-name="T31">Dbus</text:span><text:span text:style-name="T36">Server的me</text:span><text:span text:style-name="T37">thod</text:span><text:span text:style-name="T31">通知</text:span><text:span text:style-name="T38">，</text:span><text:span text:style-name="T32">分发</text:span><text:span text:style-name="T37">给各个</text:span><text:span text:style-name="T30">HandleServiceData中</text:span><text:span text:style-name="T33">，位于ipcGdbusServer.cpp</text:span></text:p>
      <text:p text:style-name="P107"/>
      <text:p text:style-name="P107"/>
      <text:p text:style-name="P107"><text:span text:style-name="T19">ipcGdbusSvr-&gt;</text:span><text:span text:style-name="T26">AttachObserver</text:span><text:span text:style-name="T19">(</text:span><text:span text:style-name="T92">MSG_TYPE_DA_STRING</text:span><text:span text:style-name="T19">,</text:span><text:span text:style-name="T65"> </text:span><text:span text:style-name="T12">DaService</text:span><text:span text:style-name="T19">::GetInstance());</text:span></text:p>
      <text:p text:style-name="P107"><text:span text:style-name="T33">注册每个服务</text:span><text:span text:style-name="T35">给dbus服务器</text:span></text:p>
      <text:p text:style-name="P94"/>
      <text:p text:style-name="P64"/>
      <text:p text:style-name="P64"/>
      <text:p text:style-name="P64"/>
      <text:p text:style-name="P64"/>
      <text:p text:style-name="P64">InitDbusServer() 开启dus 循环<text:tab/><text:tab/></text:p>
      <text:p text:style-name="P67">BroadcastACKRemoteVehicleControl 广播<text:span text:style-name="T94">， 广播状态</text:span></text:p>
      <text:p text:style-name="P74">m_cvVehiCtrl <text:s/>等条件变量</text:p>
      <text:p text:style-name="P66"/>
      <text:p text:style-name="P12"/>
      <text:p text:style-name="P12"/>
      <text:p text:style-name="P12"/>
      <text:p text:style-name="P50"/>
      <text:p text:style-name="P52"><text:span text:style-name="T68">public</text:span><text:span text:style-name="T65"> </text:span><text:span text:style-name="T12">IfServiceObserver</text:span></text:p>
      <text:p text:style-name="P50">虚函数父类</text:p>
      <text:p text:style-name="P57">HandleServiceData<text:tab/>负责处理其他进程发来的数据，然后经过处理发送给mcu</text:p>
      <text:p text:style-name="P58">HandleProcData<text:tab/><text:tab/>负责处理 <text:span text:style-name="T84">mcu 通过串口发来的数据</text:span> </text:p>
      <text:p text:style-name="P50"/>
      <text:p text:style-name="P50"/>
      <text:p text:style-name="P50"/>
      <text:p text:style-name="P53"><text:span text:style-name="T68">class</text:span><text:span text:style-name="T65"> </text:span><text:span text:style-name="T12">DaService</text:span><text:span text:style-name="T52">:</text:span><text:span text:style-name="T69">public</text:span><text:span text:style-name="T66"> </text:span><text:span text:style-name="T15">IfServiceObserver </text:span></text:p>
      <text:p text:style-name="P53"><text:span text:style-name="T28"><text:tab/>IPC—DA信息交互类, <text:s/></text:span><text:span text:style-name="T26">DA交互用的是DBUS ???</text:span></text:p>
      <text:p text:style-name="P61">RegisterDaMsgHandler 注册各个类<text:span text:style-name="T85">dbus调用函数</text:span></text:p>
      <text:p text:style-name="P68"><text:span text:style-name="T83">HandleServiceData <text:s/><text:tab/> <text:s/>dbus根据</text:span>type<text:span text:style-name="T83">调用各个函数<text:tab/></text:span></text:p>
      <text:p text:style-name="P60"/>
      <text:p text:style-name="P60"/>
      <text:p text:style-name="P65"><text:span text:style-name="T68">class</text:span><text:span text:style-name="T65"> </text:span><text:span text:style-name="T12">FotaService</text:span>:<text:span text:style-name="T68">public</text:span><text:span text:style-name="T65"> </text:span><text:span text:style-name="T12">IfServiceObserver</text:span></text:p>
      <text:p text:style-name="P65"><text:tab/>F ota service <text:s/>负责单片机的ota<text:span text:style-name="T89">（一般是安卓）</text:span> 升级</text:p>
      <text:p text:style-name="P62">mvPackage<text:tab/><text:tab/>移动升级包</text:p>
      <text:p text:style-name="P72">UP_TARGET_T <text:s/>升级类型</text:p>
      <text:p text:style-name="P60"><text:span text:style-name="T90">第1步 </text:span>HandleProgramflash <text:s text:c="2"/>负责升级时<text:span text:style-name="T88">，区分升级类型，判断升级条件</text:span></text:p>
      <text:p text:style-name="P73"><text:span text:style-name="T43">第2步</text:span><text:span text:style-name="T12">UpgradeService</text:span><text:span text:style-name="T19">::</text:span><text:span text:style-name="T42">HandleStartUpgrade<text:tab/> 修改升级的配置文件 </text:span><text:span text:style-name="T86">"/update/update.conf"</text:span></text:p>
      <text:p text:style-name="P73"><text:span text:style-name="T43">第3步</text:span><text:span text:style-name="T12">UpgradeService</text:span><text:span text:style-name="T19">::</text:span><text:span text:style-name="T42">HandleStartUpgradeSystem<text:tab/>执行升级</text:span><text:span text:style-name="T44">，停心跳，同步文件，睡1s</text:span></text:p>
      <text:p text:style-name="P60"/>
      <text:p text:style-name="P60"><text:soft-page-break/></text:p>
      <text:p text:style-name="P60"><text:span text:style-name="T68">class</text:span><text:span text:style-name="T65"> </text:span><text:span text:style-name="T12">LocalService</text:span><text:span text:style-name="T65"> </text:span>:<text:span text:style-name="T65"> </text:span><text:span text:style-name="T68">public</text:span><text:span text:style-name="T65"> </text:span><text:span text:style-name="T12">IfServiceObserver</text:span></text:p>
      <text:p text:style-name="P44"><text:span text:style-name="T78"><text:tab/>外设 信息服务 <text:s text:c="3"/></text:span><text:span text:style-name="T92">/**</text:span><text:span text:style-name="T65"> </text:span><text:span text:style-name="T92">local</text:span><text:span text:style-name="T65"> </text:span><text:span text:style-name="T92">service*/</text:span></text:p>
      <text:p text:style-name="P14"/>
      <text:p text:style-name="P14"/>
      <text:p text:style-name="P14"/>
      <text:p text:style-name="P55"><text:span text:style-name="T68">class</text:span><text:span text:style-name="T65"> </text:span><text:span text:style-name="T12">LogManager </text:span><text:span text:style-name="T19">日志输出管理</text:span></text:p>
      <text:p text:style-name="P54"><text:span text:style-name="T19"><text:tab/>SetOutputLocation(</text:span><text:span text:style-name="T12">OutputLocation_t</text:span><text:span text:style-name="T65"> </text:span><text:span text:style-name="T19">location)</text:span></text:p>
      <text:p text:style-name="P42"/>
      <text:p text:style-name="P50"><text:span text:style-name="T68"><text:tab/>class</text:span><text:span text:style-name="T65"> </text:span><text:span text:style-name="T12">OutputStdout</text:span><text:span text:style-name="T19">:</text:span><text:span text:style-name="T65"> </text:span><text:span text:style-name="T68">public</text:span><text:span text:style-name="T65"> </text:span><text:span text:style-name="T12">OutputBase<text:tab/></text:span></text:p>
      <text:p text:style-name="P12"><text:tab/>打印到终端</text:p>
      <text:p text:style-name="P12"/>
      <text:p text:style-name="P50"><text:span text:style-name="T68"><text:tab/>class</text:span><text:span text:style-name="T65"> </text:span><text:span text:style-name="T12">OutputSyslog</text:span><text:span text:style-name="T19">:</text:span><text:span text:style-name="T65"> </text:span><text:span text:style-name="T68">public</text:span><text:span text:style-name="T65"> </text:span><text:span text:style-name="T12">OutputBase</text:span></text:p>
      <text:p text:style-name="P12"><text:tab/>打印到sys<text:span text:style-name="T95">log</text:span></text:p>
      <text:p text:style-name="P20"><text:tab/>系统日志存储在</text:p>
      <text:p text:style-name="P21"><text:tab/>/var/log/message <text:s text:c="2"/>文件添加一行信息</text:p>
      <text:p text:style-name="P20"><text:tab/>日志的配置文件<text:span text:style-name="T96">，syslog守护进程启动的时候会去该目录读配置</text:span></text:p>
      <text:p text:style-name="P18"><text:tab/><text:span text:style-name="T2">/etc/syslog.conf<text:tab/></text:span><text:span text:style-name="T5">该文件决定了不同种类的消息应送向</text:span><text:span text:style-name="T10">（存）</text:span><text:span text:style-name="T5">何处。</text:span></text:p>
      <text:p text:style-name="P23"/>
      <text:p text:style-name="P12"/>
      <text:p text:style-name="P55"><text:span text:style-name="T68">class</text:span><text:span text:style-name="T65"> </text:span><text:span text:style-name="T12">McuUpgradePackage</text:span><text:span text:style-name="T16"> <text:s/></text:span><text:span text:style-name="T97">做了一些mcu的升级准备的工作</text:span></text:p>
      <text:p text:style-name="P75"><text:tab/>m_filePath<text:tab/>待处理文件路径</text:p>
      <text:p text:style-name="P9"><text:span text:style-name="T78"><text:tab/></text:span><text:span text:style-name="T72">m_frameNum<text:tab/>计算帧数</text:span></text:p>
      <text:p text:style-name="P50"><text:span text:style-name="T19">Init(</text:span><text:span text:style-name="T68">const</text:span><text:span text:style-name="T65"> </text:span><text:span text:style-name="T12">std</text:span><text:span text:style-name="T19">::</text:span><text:span text:style-name="T12">string</text:span><text:span text:style-name="T19">&amp;</text:span><text:span text:style-name="T65"> </text:span><text:span text:style-name="T19">filePath) 提取文件内容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50"><text:span text:style-name="T68">class</text:span><text:span text:style-name="T65"> </text:span><text:span text:style-name="T12">Utility</text:span></text:p>
      <text:p text:style-name="P30"><text:span text:style-name="T78"><text:tab/>通用类</text:span><text:span text:style-name="T81">，包含crc</text:span><text:span text:style-name="T57">，</text:span><text:span text:style-name="T19">Hex2Bcd</text:span><text:span text:style-name="T58">，</text:span><text:span text:style-name="T19">Hex2String</text:span></text:p>
      <text:p text:style-name="P30"/>
      <text:p text:style-name="P76"><text:span text:style-name="T68"><text:tab/>class</text:span><text:span text:style-name="T65"> </text:span><text:span text:style-name="T12">CvirtualShel<text:tab/>l<text:tab/></text:span></text:p>
      <text:p text:style-name="P30"><text:span text:style-name="T19"><text:tab/>doCmdWithResult</text:span><text:span text:style-name="T57">，</text:span><text:span text:style-name="T19">doCmd</text:span></text:p>
      <text:p text:style-name="P25"/>
      <text:p text:style-name="P12"/>
      <text:p text:style-name="P12"/>
      <text:p text:style-name="P50"><text:span text:style-name="T68">class</text:span><text:span text:style-name="T65"> </text:span><text:span text:style-name="T12">MonitorService</text:span><text:span text:style-name="T65"> </text:span><text:span text:style-name="T19">:</text:span><text:span text:style-name="T65"> </text:span><text:span text:style-name="T68">public</text:span><text:span text:style-name="T65"> </text:span><text:span text:style-name="T12">IfServiceObserver</text:span></text:p>
      <text:p text:style-name="P9"><text:span text:style-name="T78"><text:tab/></text:span><text:span text:style-name="T19">RunTask() <text:tab/>monitor线程是监视线程</text:span></text:p>
      <text:p text:style-name="P9"><text:span text:style-name="T78"><text:tab/></text:span><text:span text:style-name="T19">MonitorThread(</text:span><text:span text:style-name="T68">void</text:span><text:span text:style-name="T65"> </text:span><text:span text:style-name="T19">*arg)<text:tab/>握手</text:span><text:span text:style-name="T53">，失败的话while(1) 3s一次, 2分钟一个心跳</text:span></text:p>
      <text:p text:style-name="P26"><text:tab/><text:tab/><text:tab/><text:tab/><text:tab/><text:tab/><text:tab/><text:tab/></text:p>
      <text:p text:style-name="P12"><text:tab/></text:p>
      <text:p text:style-name="P50"><text:span text:style-name="T68">class</text:span><text:span text:style-name="T65"> </text:span><text:span text:style-name="T12">UpgradeService</text:span><text:span text:style-name="T65"> </text:span><text:span text:style-name="T19">:</text:span><text:span text:style-name="T65"> </text:span><text:span text:style-name="T68">public</text:span><text:span text:style-name="T65"> </text:span><text:span text:style-name="T12">IfServiceObserver</text:span></text:p>
      <text:p text:style-name="P9"><text:span text:style-name="T78"><text:tab/>升级文件路径</text:span><text:span text:style-name="T79">：</text:span><text:span text:style-name="T86">/update/HSAE-T-UPDATE/</text:span></text:p>
      <text:p text:style-name="P12"><text:tab/>通过<text:span text:style-name="T113">GDBus发送升级报文</text:span></text:p>
      <text:p text:style-name="P12"/>
      <text:p text:style-name="P50"><text:span text:style-name="T19"><text:tab/>HandleStartUpgrade(</text:span><text:span text:style-name="T12">UP_TARGET_T</text:span><text:span text:style-name="T65"> </text:span><text:span text:style-name="T19">up_tgt)</text:span></text:p>
      <text:p text:style-name="P9"><text:span text:style-name="T78"><text:tab/>根据要求</text:span><text:span text:style-name="T80">，修改文件</text:span><text:span text:style-name="T86">"/update/update.conf"</text:span></text:p>
      <text:p text:style-name="P9"><text:span text:style-name="T78"><text:tab/>调用 <text:s/></text:span><text:span text:style-name="T19">HandleStartUpgradeSystem();</text:span></text:p>
      <text:p text:style-name="P12"/>
      <text:p text:style-name="P12"/>
      <text:p text:style-name="P60"><text:tab/>HandleStartUpgradeSystem()</text:p>
      <text:p text:style-name="P50"><text:span text:style-name="T19"><text:tab/>停心跳</text:span><text:span text:style-name="T54">，文件同步，停1s，开始升级TBox</text:span></text:p>
      <text:p text:style-name="P50"><text:soft-page-break/><text:span text:style-name="T19"><text:tab/><text:tab/>system(</text:span><text:span text:style-name="T86">"fotainfo</text:span><text:span text:style-name="T65"> </text:span><text:span text:style-name="T86">--set-stat</text:span><text:span text:style-name="T65"> </text:span><text:span text:style-name="T86">1</text:span><text:span text:style-name="T65"> </text:span><text:span text:style-name="T86">--set-type</text:span><text:span text:style-name="T65"> </text:span><text:span text:style-name="T86">2</text:span><text:span text:style-name="T65"> </text:span><text:span text:style-name="T86">&amp;&amp;</text:span><text:span text:style-name="T65"> </text:span><text:span text:style-name="T86">sys_reboot"</text:span><text:span text:style-name="T19">);</text:span></text:p>
      <text:p text:style-name="P12"/>
      <text:p text:style-name="P50"><text:span text:style-name="T26"><text:tab/>HandleProcData</text:span><text:span text:style-name="T19">(</text:span><text:span text:style-name="T68">const</text:span><text:span text:style-name="T65"> </text:span><text:span text:style-name="T68">int</text:span><text:span text:style-name="T19">&amp;</text:span><text:span text:style-name="T65"> </text:span><text:span text:style-name="T19">type,</text:span><text:span text:style-name="T65"> </text:span><text:span text:style-name="T68">const</text:span><text:span text:style-name="T65"> </text:span><text:span text:style-name="T12">std</text:span><text:span text:style-name="T19">::</text:span><text:span text:style-name="T12">vector</text:span><text:span text:style-name="T19">&lt;</text:span><text:span text:style-name="T12">uint8_t</text:span><text:span text:style-name="T19">&gt;&amp;</text:span><text:span text:style-name="T65"> </text:span><text:span text:style-name="T19">param)</text:span></text:p>
      <text:p text:style-name="P12"><text:tab/>处理mcu发送过来的升级状态交互</text:p>
      <text:p text:style-name="P12"/>
      <text:p text:style-name="P60"><text:tab/>UpdateResultFile</text:p>
      <text:p text:style-name="P9"><text:span text:style-name="T78"><text:tab/>记录升级结果 </text:span><text:span text:style-name="T86">"/app/Update.result"</text:span></text:p>
      <text:p text:style-name="P23"/>
      <text:p text:style-name="P63"><text:tab/>StartMcuUpgrade</text:p>
      <text:p text:style-name="P15"><text:tab/>调用 <text:span text:style-name="T19">HandleStartUpgradeMcu升级mcu</text:span></text:p>
      <text:p text:style-name="P15"><text:span text:style-name="T19"><text:tab/></text:span><text:span text:style-name="T20">所有的升级步骤都是从这里开始的</text:span><text:span text:style-name="T56">，升级是根据程序执行时的编译选项决定的</text:span></text:p>
      <text:p text:style-name="P16"><text:tab/></text:p>
      <text:p text:style-name="P16"><text:span text:style-name="T19"><text:tab/></text:span><text:span text:style-name="T55">HandleStartUpgradeMcu</text:span><text:span text:style-name="T19">(</text:span><text:span text:style-name="T68">const</text:span><text:span text:style-name="T65"> </text:span><text:span text:style-name="T12">std</text:span><text:span text:style-name="T19">::</text:span><text:span text:style-name="T12">string</text:span><text:span text:style-name="T65"> </text:span><text:span text:style-name="T19">filePath)</text:span></text:p>
      <text:p text:style-name="P24"><text:tab/>通知Mcu<text:span text:style-name="T98">，开始升级，然后就 </text:span><text:span text:style-name="T85">HandleProcData 处理交互升级过程了</text:span></text:p>
      <text:p text:style-name="P12"/>
      <text:p text:style-name="P50"><text:span text:style-name="T19"><text:tab/>McuUpEnterState(</text:span><text:span text:style-name="T12">UP_STATE_T</text:span><text:span text:style-name="T65"> </text:span><text:span text:style-name="T19">newState)</text:span></text:p>
      <text:p text:style-name="P9"><text:span text:style-name="T78"><text:tab/>单纯的切换个状态 <text:s text:c="2"/></text:span><text:span text:style-name="T72">m_mcuUpState</text:span><text:span text:style-name="T65"> </text:span><text:span text:style-name="T19">=</text:span><text:span text:style-name="T65"> </text:span><text:span text:style-name="T19">newState; </text:span></text:p>
      <text:p text:style-name="P12"><text:tab/>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50"><text:span text:style-name="T68">class</text:span><text:span text:style-name="T65"> </text:span><text:span text:style-name="T12">AppLayer</text:span></text:p>
      <text:p text:style-name="P12"><text:tab/></text:p>
      <text:p text:style-name="P31"><text:span text:style-name="T45">发送</text:span><text:span text:style-name="T12">IpcStackManager</text:span><text:span text:style-name="T47">::</text:span><text:span text:style-name="T42">PackSendDataSync </text:span><text:span text:style-name="T46"><text:s/>– </text:span><text:span text:style-name="T17">AppLayer</text:span><text:span text:style-name="T46">::appPack-- transportPack --- dataLinkPack --- <text:s/>portDevicePack </text:span></text:p>
      <text:p text:style-name="P12"/>
      <text:p text:style-name="P12"/>
      <text:p text:style-name="P50"><text:span text:style-name="T68">class</text:span><text:span text:style-name="T65"> </text:span><text:span text:style-name="T12">IpcGdbusServer</text:span><text:span text:style-name="T65"> </text:span><text:span text:style-name="T19">:</text:span><text:span text:style-name="T65"> </text:span><text:span text:style-name="T68">public</text:span><text:span text:style-name="T65"> </text:span><text:span text:style-name="T12">IfGdbusServer</text:span></text:p>
      <text:p text:style-name="P50"><text:span text:style-name="T92">/**</text:span><text:span text:style-name="T65"> </text:span><text:span text:style-name="T92">first</text:span><text:span text:style-name="T65"> </text:span><text:span text:style-name="T92">step:</text:span><text:span text:style-name="T65"> </text:span><text:span text:style-name="T92">connect</text:span><text:span text:style-name="T65"> </text:span><text:span text:style-name="T92">to</text:span><text:span text:style-name="T65"> </text:span><text:span text:style-name="T92">dbus</text:span><text:span text:style-name="T65"> </text:span><text:span text:style-name="T92">*/</text:span></text:p>
      <text:p text:style-name="P50"><text:span text:style-name="T92">/**</text:span><text:span text:style-name="T65"> </text:span><text:span text:style-name="T92">Second</text:span><text:span text:style-name="T65"> </text:span><text:span text:style-name="T92">step:</text:span><text:span text:style-name="T65"> </text:span><text:span text:style-name="T92">Try</text:span><text:span text:style-name="T65"> </text:span><text:span text:style-name="T92">to</text:span><text:span text:style-name="T65"> </text:span><text:span text:style-name="T92">get</text:span><text:span text:style-name="T65"> </text:span><text:span text:style-name="T92">a</text:span><text:span text:style-name="T65"> </text:span><text:span text:style-name="T92">connection</text:span><text:span text:style-name="T65"> </text:span><text:span text:style-name="T92">to</text:span><text:span text:style-name="T65"> </text:span><text:span text:style-name="T92">the</text:span><text:span text:style-name="T65"> </text:span><text:span text:style-name="T92">given</text:span><text:span text:style-name="T65"> </text:span><text:span text:style-name="T92">bus.</text:span><text:span text:style-name="T65"> </text:span><text:span text:style-name="T92">*/</text:span></text:p>
      <text:p text:style-name="P50"><text:span text:style-name="T92">/**</text:span><text:span text:style-name="T65"> </text:span><text:span text:style-name="T92">Third</text:span><text:span text:style-name="T65"> </text:span><text:span text:style-name="T92">step:</text:span><text:span text:style-name="T65"> </text:span><text:span text:style-name="T92">Attach</text:span><text:span text:style-name="T65"> </text:span><text:span text:style-name="T92">to</text:span><text:span text:style-name="T65"> </text:span><text:span text:style-name="T92">dbus</text:span><text:span text:style-name="T65"> </text:span><text:span text:style-name="T92">signals.</text:span><text:span text:style-name="T65"> </text:span><text:span text:style-name="T92">*/</text:span></text:p>
      <text:p text:style-name="P50"><text:span text:style-name="T92">/**</text:span><text:span text:style-name="T65"> </text:span><text:span text:style-name="T92">Fourth</text:span><text:span text:style-name="T65"> </text:span><text:span text:style-name="T92">step:</text:span><text:span text:style-name="T65"> </text:span><text:span text:style-name="T92">Export</text:span><text:span text:style-name="T65"> </text:span><text:span text:style-name="T92">interface</text:span><text:span text:style-name="T65"> </text:span><text:span text:style-name="T92">skeleton.</text:span><text:span text:style-name="T65"> </text:span><text:span text:style-name="T92">*/</text:span></text:p>
      <text:p text:style-name="P82"/>
      <text:p text:style-name="P19">Gdbus只有method 需要绑定回调</text:p>
      <text:p text:style-name="P19">如果有返回值，那么就需要client端自己写接收处理函数</text:p>
      <text:p text:style-name="P12"/>
      <text:p text:style-name="P1"/>
      <text:p text:style-name="P1">信号在xml中定义的数据类型，在server和client端交互的时候，参数的赋值是按照xml中的定义顺序来的。</text:p>
      <text:p text:style-name="P1"/>
      <text:p text:style-name="P1"/>
      <text:p text:style-name="P1"/>
      <text:p text:style-name="P17"/>
      <text:p text:style-name="P56"><text:span text:style-name="T68">class</text:span><text:span text:style-name="T65"> </text:span><text:span text:style-name="T12">ConfMMapClass</text:span></text:p>
      <text:p text:style-name="P49"><text:span text:style-name="T26"><text:tab/>flushIPCAppData</text:span><text:span text:style-name="T19">(</text:span>uint8_t<text:span text:style-name="T65"> </text:span><text:span text:style-name="T19">*appData,</text:span><text:span text:style-name="T65"> </text:span><text:span text:style-name="T68">int</text:span><text:span text:style-name="T65"> </text:span><text:span text:style-name="T19">appDataLen)</text:span></text:p>
      <text:p text:style-name="P1"><text:tab/>解析ipc中a<text:span text:style-name="T104">ppData数据，放入共享内存</text:span></text:p>
      <text:p text:style-name="P1"/>
      <text:p text:style-name="P1"/>
      <text:p text:style-name="P49"><text:span text:style-name="T68">typedef</text:span><text:span text:style-name="T65"> </text:span><text:span text:style-name="T12">std</text:span><text:span text:style-name="T19">::</text:span><text:span text:style-name="T12">pair</text:span><text:span text:style-name="T19">&lt;</text:span>uint8_t<text:span text:style-name="T19">*,</text:span><text:span text:style-name="T65"> </text:span><text:span text:style-name="T12">size_t</text:span><text:span text:style-name="T65"> </text:span><text:span text:style-name="T19">&gt;</text:span><text:span text:style-name="T65"> </text:span><text:span text:style-name="T12">FRAME_STRUCT</text:span><text:span text:style-name="T19">;</text:span></text:p>
      <text:p text:style-name="P87"><text:span text:style-name="T68">typedef</text:span><text:span text:style-name="T65"> </text:span><text:span text:style-name="T12">std</text:span><text:span text:style-name="T19">::</text:span><text:span text:style-name="T12">vector</text:span><text:span text:style-name="T19">&lt;</text:span><text:span text:style-name="T12">FRAME_STRUCT</text:span><text:span text:style-name="T19">&gt;</text:span><text:span text:style-name="T65"> </text:span><text:span text:style-name="T12">FRAME_CONTAINER</text:span><text:span text:style-name="T19">;</text:span></text:p>
      <text:p text:style-name="P1"/>
      <text:p text:style-name="P1"/>
      <text:p text:style-name="P1"><text:soft-page-break/></text:p>
      <text:p text:style-name="P1"/>
      <text:p text:style-name="P1"/>
      <text:p text:style-name="P1">--------------------- <text:s text:c="2"/>Tip 逻辑流程 <text:s text:c="3"/>-------------------- </text:p>
      <text:p text:style-name="P2"><text:span text:style-name="T2">class IpcStackManager <text:s/>接收</text:span><text:span text:style-name="T3">流程</text:span><text:span text:style-name="T6">（串口接收流程）</text:span></text:p>
      <text:p text:style-name="P1">CAN 将该消息抛给IPC，IPC再抛给Help模块 </text:p>
      <text:p text:style-name="P1">这里的抛给IPC就是抛给 <text:span text:style-name="T2">IpcStackManager</text:span> 这个类的 </text:p>
      <text:p text:style-name="P1">然后 <text:span text:style-name="T2">IpcStackDataHandler</text:span> 这个函数会 被 以回调函数的形式，被 m_appLayer的RegisterIpcDataHandler 的m_ipc2SvcHandler 接住 </text:p>
      <text:p text:style-name="P1">在main.c中每个类的对象都被 IpcStackManager 管理，然后mappLayer又维护着一个线程池，线程池循环的调用每个类的<text:span text:style-name="T2">HandleProcData</text:span>，对应的类<text:span text:style-name="T2">case</text:span>需要的数据进行处理<text:span text:style-name="T93">mcu到soc</text:span> </text:p>
      <text:p text:style-name="P1"/>
      <text:p text:style-name="P1">IpcStackManager::<text:span text:style-name="T11">IpcStackManage</text:span>r() <text:s/>这个构造函数里就已经注册了回调函数 </text:p>
      <text:p text:style-name="P1">m_appLayer-&gt;RegisterIpcDataHandler(IpcStackDataHandler); <text:s/></text:p>
      <text:p text:style-name="P1"/>
      <text:p text:style-name="P1"/>
      <text:p text:style-name="P1">class AppLayer <text:s/>接收底层来的数据，目前认为是mcu来的数据？ </text:p>
      <text:p text:style-name="P1"><text:s text:c="4"/>UnpackData <text:s text:c="3"/>拆包底层来的数据，其中m_ipc2SvcHandler(stackData);调用注册的回调函数 </text:p>
      <text:p text:style-name="P1"><text:s text:c="4"/>IpcStackDataHandler_t <text:s text:c="2"/>m_ipc2SvcHandler; <text:s/>这个回调函数 </text:p>
      <text:p text:style-name="P1"><text:tab/>IpcStackDataHandler <text:s/>维护着每个类的接收函数，是各自类接收soc信息的爸爸 </text:p>
      <text:p text:style-name="P1"><text:tab/>在线程池里一直在跑的就是这个爸爸函数，会循环分发给各个模块 </text:p>
      <text:p text:style-name="P47">串口的接收程序流程</text:p>
      <text:p text:style-name="P83"><text:span text:style-name="T12">IpcStackManager</text:span><text:span text:style-name="T65">::</text:span><text:span text:style-name="T107">IpcStackDataHandler</text:span>(<text:span text:style-name="T68">const</text:span><text:span text:style-name="T65"> </text:span><text:span text:style-name="T12">IpcStackData_t</text:span>&amp;<text:span text:style-name="T65"> </text:span>stackData);</text:p>
      <text:p text:style-name="P84">&lt;-</text:p>
      <text:p text:style-name="P48"><text:span text:style-name="T100">IpcStackAppLayer &lt;--- ipcStackTransportLayer &lt;--- ipcStackDataLinkLayer 中 while(1) </text:span><text:span text:style-name="T12">PortDevice的 </text:span><text:span text:style-name="T19">_read(buf);</text:span></text:p>
      <text:p text:style-name="P49"/>
      <text:p text:style-name="P83"><text:span text:style-name="T107">IpcStackDataHandler</text:span><text:span text:style-name="T109">以回调函数注册给app层</text:span></text:p>
      <text:p text:style-name="P1"/>
      <text:p text:style-name="P1"/>
      <text:p text:style-name="P4"><text:span text:style-name="T2">class IpcStackManager <text:s/>发送</text:span><text:span text:style-name="T3">流程</text:span><text:span text:style-name="T7">（串口发送流程）</text:span></text:p>
      <text:p text:style-name="P45"><text:span text:style-name="T1">各个类 </text:span><text:span text:style-name="T64">PackSendDataSync ---ipc</text:span><text:span text:style-name="T49">StackData – appPack-- transportPack --- dataLinkPack --- <text:s/>portDevicePack <text:s/>–- <text:s text:c="2"/>层层封包然后发送</text:span></text:p>
      <text:p text:style-name="P45"><text:span text:style-name="T49"><text:tab/><text:tab/><text:tab/><text:tab/><text:tab/></text:span><text:span text:style-name="T72">m_portDevice</text:span><text:span text:style-name="T19">-&gt;_write(</text:span><text:span text:style-name="T72">m_dlFrameData</text:span><text:span text:style-name="T19">,</text:span><text:span text:style-name="T65"> </text:span><text:span text:style-name="T72">m_dlFrameDataLen</text:span><text:span text:style-name="T19">);</text:span></text:p>
      <text:p text:style-name="P27"/>
      <text:p text:style-name="P1"/>
      <text:p text:style-name="P46">DA和 <text:span text:style-name="T105">SOC</text:span> 交互的时候，数据传输的格式是 JSON 字符串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>-----------通用函数--------</text:p>
      <text:p text:style-name="P49">每个类都有<text:span text:style-name="T75">：</text:span></text:p>
      <text:p text:style-name="P49"><text:span text:style-name="T2">HandleServiceData</text:span> <text:s/>处理Dbus来的调用<text:span text:style-name="T76">，执行相应的 接口函数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--------------数据-------------- </text:p>
      <text:p text:style-name="P1">packType <text:s text:c="4"/>包类型 <text:s text:c="3"/>//MNA_Single_TLV、MNDA_Single_TLV、ACK等 </text:p>
      <text:p text:style-name="P1">interType <text:s/>交互类型 <text:s text:c="3"/>//RFI，RPT,RTD </text:p>
      <text:p text:style-name="P1">m_execThread <text:s text:c="3"/>智能指针指向线程池 </text:p>
      <text:p text:style-name="P1">m_appLayer <text:s text:c="4"/>智能指针 </text:p>
      <text:p text:style-name="P1">IpcStackDataHandler_t <text:s text:c="2"/>回调函数指针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temp-----<text:span text:style-name="T91">ASK</text:span>--------- </text:p>
      <text:p text:style-name="P1"/>
      <text:p text:style-name="P49"/>
      <text:p text:style-name="P49"><text:span text:style-name="T19">system(</text:span><text:span text:style-name="T86">"fotainfo</text:span><text:span text:style-name="T65"> </text:span><text:span text:style-name="T86">--set-stat</text:span><text:span text:style-name="T65"> </text:span><text:span text:style-name="T86">1</text:span><text:span text:style-name="T65"> </text:span><text:span text:style-name="T86">--set-type</text:span><text:span text:style-name="T65"> </text:span><text:span text:style-name="T86">2</text:span><text:span text:style-name="T65"> </text:span><text:span text:style-name="T86">&amp;&amp;</text:span><text:span text:style-name="T65"> </text:span><text:span text:style-name="T86">sys_reboot"</text:span><text:span text:style-name="T19">);</text:span></text:p>
      <text:p text:style-name="P49"/>
      <text:p text:style-name="P49"><text:span text:style-name="T12">std</text:span><text:span text:style-name="T19">::</text:span>cout<text:span text:style-name="T19">&lt;&lt;</text:span><text:span text:style-name="T65"> </text:span><text:span text:style-name="T19">msg</text:span><text:span text:style-name="T65"> </text:span><text:span text:style-name="T19">&lt;&lt;</text:span><text:span text:style-name="T65"> </text:span><text:span text:style-name="T12">std</text:span><text:span text:style-name="T19">::</text:span>endl<text:span text:style-name="T65"> </text:span><text:span text:style-name="T19">&lt;&lt;</text:span><text:span text:style-name="T65"> </text:span><text:span text:style-name="T12">std</text:span><text:span text:style-name="T19">::</text:span>noshowbase</text:p>
      <text:p text:style-name="P1"/>
      <text:p text:style-name="P80"/>
      <text:p text:style-name="P8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C<text:span text:style-name="T74">PP </text:span>函数学-------------------------------------- </text:p>
      <text:p text:style-name="P1"/>
      <text:p text:style-name="P1">int getopt(int argc,char * const argv[ ],const char * optstring); </text:p>
      <text:p text:style-name="P1">例子： </text:p>
      <text:p text:style-name="P1"><text:s text:c="4"/>argc 参数的个数 </text:p>
      <text:p text:style-name="P1"><text:s text:c="4"/>argv 参数内容 </text:p>
      <text:p text:style-name="P1"><text:s text:c="4"/>optstring 选项字符串 </text:p>
      <text:p text:style-name="P1"><text:s text:c="4"/></text:p>
      <text:p text:style-name="P1"><text:soft-page-break/>小弟1、extern char* optarg; </text:p>
      <text:p text:style-name="P1">小弟2、extern int optind; </text:p>
      <text:p text:style-name="P1">小弟3、extern int opterr; </text:p>
      <text:p text:style-name="P1">小弟4、extern int optopt; </text:p>
      <text:p text:style-name="P1"/>
      <text:p text:style-name="P1"/>
      <text:p text:style-name="P1"/>
      <text:p text:style-name="P1">openlog <text:s text:c="3"/>syslog <text:s text:c="3"/>closelog </text:p>
      <text:p text:style-name="P1">https://blog.csdn.net/wsclinux/article/details/48312239 </text:p>
      <text:p text:style-name="P1">想要把log写到syslog中，需要配置 syslog.conf </text:p>
      <text:p text:style-name="P1"/>
      <text:p text:style-name="P1">void openlog(const char* ident, int option ,int facility) </text:p>
      <text:p text:style-name="P1">作用：指定进程，显示的内容选项 </text:p>
      <text:p text:style-name="P1">ident:程序名 </text:p>
      <text:p text:style-name="P1">option：选项 </text:p>
      <text:p text:style-name="P1">facility：相应的参数 </text:p>
      <text:p text:style-name="P1"/>
      <text:p text:style-name="P1">void syslog(int priority, const char* format, ...) </text:p>
      <text:p text:style-name="P1">作用：指定级别，显示的内容格式字符 </text:p>
      <text:p text:style-name="P1">priority：级别 </text:p>
      <text:p text:style-name="P1"/>
      <text:p text:style-name="P1"/>
      <text:p text:style-name="P1"/>
      <text:p text:style-name="P1">void closelog(void)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win中下载程序------------------------------------- </text:p>
      <text:p text:style-name="P1"/>
      <text:p text:style-name="P1">1.adbdriver是使用adb的驱动程序 </text:p>
      <text:p text:style-name="P1">2.platform-tools 中的 adb.exe 就是下载到板子上的驱动程序 </text:p>
      <text:p text:style-name="P1"><text:s text:c="8"/></text:p>
      <text:p text:style-name="P1"><text:s text:c="8"/>例子： </text:p>
      <text:p text:style-name="P1"><text:s text:c="4"/>首先 <text:s/>cd E:\2019Project\项目工具\platform-tools </text:p>
      <text:p text:style-name="P1"><text:s text:c="4"/>然后 <text:s/>.\adb.exe push E:\2019项目\bin\ipc_service /app/usr/bin </text:p>
      <text:p text:style-name="P1"/>
      <text:p text:style-name="P1"><text:s text:c="8"/></text:p>
      <text:p text:style-name="P1">3.Quectel_LTE_Windows_USB_Driver_V1.0 是板子上的移远4G的驱动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---------------------------数据结构-------------</text:p>
      <text:p text:style-name="P49"/>
      <text:p text:style-name="P49"><text:span text:style-name="T68">typedef</text:span><text:span text:style-name="T65"> </text:span><text:span text:style-name="T68">struct</text:span><text:span text:style-name="T19">{</text:span></text:p>
      <text:p text:style-name="P87"><text:span text:style-name="T65"><text:s text:c="4"/></text:span><text:span text:style-name="T12">std</text:span><text:span text:style-name="T19">::</text:span><text:span text:style-name="T12">string</text:span><text:span text:style-name="T65"> </text:span><text:span text:style-name="T72">ecuPn</text:span><text:span text:style-name="T19">;</text:span><text:span text:style-name="T86">//零件图号(Part</text:span><text:span text:style-name="T65"> </text:span><text:span text:style-name="T86">Number)</text:span></text:p>
      <text:p text:style-name="P87"><text:span text:style-name="T65"><text:s text:c="4"/></text:span><text:span text:style-name="T12">SYSI_ECUDID_T</text:span><text:span text:style-name="T65"> </text:span><text:span text:style-name="T72">ecuDid</text:span><text:span text:style-name="T19">;</text:span><text:span text:style-name="T86">//诊断ID</text:span></text:p>
      <text:p text:style-name="P87"><text:span text:style-name="T65"><text:s text:c="4"/></text:span><text:span text:style-name="T12">std</text:span><text:span text:style-name="T19">::</text:span><text:span text:style-name="T12">string</text:span><text:span text:style-name="T65"> <text:s/></text:span><text:span text:style-name="T72">ecuSVer</text:span><text:span text:style-name="T19">;</text:span><text:span text:style-name="T86">//零件软件版本号</text:span></text:p>
      <text:p text:style-name="P87"><text:span text:style-name="T65"><text:s text:c="4"/></text:span><text:span text:style-name="T12">std</text:span><text:span text:style-name="T19">::</text:span><text:span text:style-name="T12">string</text:span><text:span text:style-name="T65"> </text:span><text:span text:style-name="T72">ecuMVer</text:span><text:span text:style-name="T19">;</text:span><text:span text:style-name="T86">//零件MCU版本号</text:span></text:p>
      <text:p text:style-name="P87"><text:span text:style-name="T65"><text:s text:c="4"/></text:span><text:span text:style-name="T12">std</text:span><text:span text:style-name="T19">::</text:span><text:span text:style-name="T12">string</text:span><text:span text:style-name="T65"> <text:s/></text:span><text:span text:style-name="T72">ecuHVer</text:span><text:span text:style-name="T19">;</text:span><text:span text:style-name="T86">//零件硬件版本号</text:span></text:p>
      <text:p text:style-name="P87"><text:span text:style-name="T65"><text:s text:c="4"/></text:span><text:span text:style-name="T12">std</text:span><text:span text:style-name="T19">::</text:span><text:span text:style-name="T12">string</text:span><text:span text:style-name="T65"> <text:s/></text:span><text:span text:style-name="T72">ecuHsn</text:span><text:span text:style-name="T19">;</text:span><text:span text:style-name="T86">//零件硬件序列号</text:span></text:p>
      <text:p text:style-name="P87"><text:span text:style-name="T65"><text:s text:c="4"/></text:span><text:span text:style-name="T12">std</text:span><text:span text:style-name="T19">::</text:span><text:span text:style-name="T12">string</text:span><text:span text:style-name="T65"> <text:s/></text:span><text:span text:style-name="T72">tieroneName</text:span><text:span text:style-name="T19">;</text:span><text:span text:style-name="T86">//零件供应商名称</text:span></text:p>
      <text:p text:style-name="P87"><text:span text:style-name="T65"><text:s text:c="4"/></text:span><text:span text:style-name="T12">std</text:span><text:span text:style-name="T19">::</text:span><text:span text:style-name="T12">string</text:span><text:span text:style-name="T65"> <text:s/></text:span><text:span text:style-name="T72">productDate</text:span><text:span text:style-name="T19">;</text:span><text:span text:style-name="T86">//零件生产日期</text:span></text:p>
      <text:p text:style-name="P87"><text:span text:style-name="T19">}</text:span><text:span text:style-name="T12">SYSI_ECUINFO_T</text:span><text:span text:style-name="T19">;</text:span></text:p>
      <text:p text:style-name="P1"/>
      <text:p text:style-name="P1"/>
      <text:p text:style-name="P13">ProcData_T </text:p>
      <text:p text:style-name="P7"><text:s text:c="4"/>uint32_t <text:s/>msgId; </text:p>
      <text:p text:style-name="P7"><text:s text:c="4"/>std::vector&lt;uint8_t&gt; arg; </text:p>
      <text:p text:style-name="P1"/>
      <text:p text:style-name="P1"/>
      <text:p text:style-name="P49"><text:span text:style-name="T68">typedef</text:span><text:span text:style-name="T65"> </text:span><text:span text:style-name="T68">struct</text:span><text:span text:style-name="T65"> </text:span>{</text:p>
      <text:p text:style-name="P87"><text:span text:style-name="T65"><text:s text:c="4"/></text:span><text:span text:style-name="T12">uint32_t</text:span><text:span text:style-name="T65"> <text:s/></text:span><text:span text:style-name="T72">msgId</text:span>;<text:tab/><text:tab/><text:tab/></text:p>
      <text:p text:style-name="P87"><text:span text:style-name="T65"><text:s text:c="4"/></text:span><text:span text:style-name="T12">PacketType_t</text:span><text:span text:style-name="T65"> </text:span><text:span text:style-name="T72">packType</text:span>;</text:p>
      <text:p text:style-name="P87"><text:span text:style-name="T65"><text:s text:c="4"/></text:span><text:span text:style-name="T12">InteractType_t</text:span><text:span text:style-name="T65"> </text:span><text:span text:style-name="T72">interType</text:span>;</text:p>
      <text:p text:style-name="P87"><text:span text:style-name="T65"><text:s text:c="4"/></text:span><text:span text:style-name="T12">std</text:span>::<text:span text:style-name="T12">vector</text:span>&lt;<text:span text:style-name="T12">uint8_t</text:span>&gt;<text:span text:style-name="T65"> </text:span><text:span text:style-name="T72">value</text:span>;</text:p>
      <text:p text:style-name="P87">}<text:span text:style-name="T65"> </text:span><text:span text:style-name="T12">IpcStackData_t</text:span>;</text:p>
      <text:p text:style-name="P1"/>
      <text:p text:style-name="P1"/>
      <text:p text:style-name="P1"/>
      <text:p text:style-name="P1"/>
      <text:p text:style-name="P1">//一个string 的 dbus 发送方式</text:p>
      <text:p text:style-name="P49"><text:span text:style-name="T12">std</text:span><text:span text:style-name="T19">::</text:span><text:span text:style-name="T12">string</text:span><text:span text:style-name="T65"> </text:span><text:span text:style-name="T19">jsonStr;</text:span></text:p>
      <text:p text:style-name="P49"><text:span text:style-name="T19">jsonStr</text:span><text:span text:style-name="T65"> </text:span><text:span text:style-name="T19">=</text:span><text:span text:style-name="T65"> </text:span><text:span text:style-name="T72">m_jsonStrParser</text:span><text:span text:style-name="T19">-&gt;trans_send_msg(</text:span><text:span text:style-name="T86">"PostProgress"</text:span><text:span text:style-name="T19">,</text:span></text:p>
      <text:p text:style-name="P87"><text:span text:style-name="T65"><text:s text:c="46"/></text:span><text:span text:style-name="T12">std</text:span><text:span text:style-name="T19">::</text:span>make_pair<text:span text:style-name="T19">&lt;</text:span><text:span text:style-name="T12">std</text:span><text:span text:style-name="T19">::</text:span><text:span text:style-name="T12">string</text:span><text:span text:style-name="T19">,</text:span><text:span text:style-name="T65"> </text:span><text:span text:style-name="T68">int</text:span><text:span text:style-name="T19">&amp;&gt;(</text:span><text:span text:style-name="T86">"requestId"</text:span><text:span text:style-name="T19">,</text:span><text:span text:style-name="T65"> </text:span><text:span text:style-name="T19">PostProgress.</text:span><text:span text:style-name="T72">requestId</text:span><text:span text:style-name="T19">),</text:span></text:p>
      <text:p text:style-name="P87"><text:span text:style-name="T65"><text:s text:c="46"/></text:span><text:span text:style-name="T12">std</text:span><text:span text:style-name="T19">::</text:span>make_pair<text:span text:style-name="T19">&lt;</text:span><text:span text:style-name="T12">std</text:span><text:span text:style-name="T19">::</text:span><text:span text:style-name="T12">string</text:span><text:span text:style-name="T19">,</text:span><text:span text:style-name="T65"> </text:span><text:span text:style-name="T68">int</text:span><text:span text:style-name="T19">&amp;&gt;(</text:span><text:span text:style-name="T86">"responsetId"</text:span><text:span text:style-name="T19">,</text:span><text:span text:style-name="T65"> </text:span><text:span text:style-name="T19">PostProgress.</text:span><text:span text:style-name="T72">responseId</text:span><text:span text:style-name="T19">),</text:span></text:p>
      <text:p text:style-name="P87"><text:span text:style-name="T65"><text:s text:c="46"/></text:span><text:span text:style-name="T12">std</text:span><text:span text:style-name="T19">::</text:span>make_pair<text:span text:style-name="T19">&lt;</text:span><text:span text:style-name="T12">std</text:span><text:span text:style-name="T19">::</text:span><text:span text:style-name="T12">string</text:span><text:span text:style-name="T19">,</text:span><text:span text:style-name="T65"> </text:span><text:span text:style-name="T68">int</text:span><text:span text:style-name="T19">&amp;&gt;(</text:span><text:span text:style-name="T86">"functionId"</text:span><text:span text:style-name="T19">,</text:span><text:span text:style-name="T65"> </text:span><text:span text:style-name="T19">PostProgress.</text:span><text:span text:style-name="T72">functionId</text:span><text:span text:style-name="T19">),</text:span></text:p>
      <text:p text:style-name="P95"><text:span text:style-name="T65"><text:s text:c="46"/></text:span><text:span text:style-name="T12">std</text:span><text:span text:style-name="T19">::</text:span>make_pair<text:span text:style-name="T19">&lt;</text:span><text:span text:style-name="T12">std</text:span><text:span text:style-name="T19">::</text:span><text:span text:style-name="T12">string</text:span><text:span text:style-name="T19">,</text:span><text:span text:style-name="T65"> </text:span><text:span text:style-name="T12">std</text:span><text:span text:style-name="T19">::</text:span><text:span text:style-name="T12">string</text:span><text:span text:style-name="T19">&amp;&gt;(</text:span><text:span text:style-name="T86">"ecuSwid"</text:span><text:span text:style-name="T19">,ecuSwid_string),</text:span></text:p>
      <text:p text:style-name="P87"><text:span text:style-name="T65"><text:s text:c="46"/></text:span><text:span text:style-name="T12">std</text:span><text:span text:style-name="T19">::</text:span>make_pair<text:span text:style-name="T19">&lt;</text:span><text:span text:style-name="T12">std</text:span><text:span text:style-name="T19">::</text:span><text:span text:style-name="T12">string</text:span><text:span text:style-name="T19">,</text:span><text:span text:style-name="T65"> </text:span><text:span text:style-name="T68">int</text:span><text:span text:style-name="T19">&amp;&gt;(</text:span><text:span text:style-name="T86">"progress"</text:span><text:span text:style-name="T19">,</text:span><text:span text:style-name="T65"> </text:span><text:span text:style-name="T19">upgrade_progress),</text:span></text:p>
      <text:p text:style-name="P112"><text:span text:style-name="T65"><text:s text:c="46"/></text:span><text:span text:style-name="T12">std</text:span><text:span text:style-name="T19">::</text:span>make_pair<text:span text:style-name="T19">&lt;</text:span><text:span text:style-name="T12">std</text:span><text:span text:style-name="T19">::</text:span><text:span text:style-name="T12">string</text:span><text:span text:style-name="T19">,</text:span><text:span text:style-name="T65"> </text:span><text:span text:style-name="T68">int</text:span><text:span text:style-name="T19">&amp;&gt;(</text:span><text:span text:style-name="T86">"reslut"</text:span><text:span text:style-name="T19">,upgrade_result));</text:span></text:p>
      <text:p text:style-name="P87"><text:span text:style-name="T12">LogManager</text:span><text:span text:style-name="T19">::INFO(</text:span><text:span text:style-name="T86">"FotaService</text:span><text:span text:style-name="T65"> <text:s/></text:span><text:span text:style-name="T86">HandleProgramflash</text:span><text:span text:style-name="T65"> </text:span><text:span text:style-name="T86">jsonStr</text:span><text:span text:style-name="T65"> </text:span><text:span text:style-name="T86">"</text:span><text:span text:style-name="T19">,jsonStr);</text:span></text:p>
      <text:p text:style-name="P87"><text:span text:style-name="T12">IpcGdbusServer</text:span><text:span text:style-name="T19">::GetInstance()-&gt;BroadcastTboxSignal(jsonStr);</text:span></text:p>
      <text:p text:style-name="P1"/>
      <text:p text:style-name="P1"/>
      <text:p text:style-name="P1"/>
      <text:p text:style-name="P1"/>
      <text:p text:style-name="P1"/>
      <text:p text:style-name="P49"><text:span text:style-name="T68">struct</text:span><text:span text:style-name="T65"> </text:span><text:span text:style-name="T12">termios</text:span></text:p>
      <text:p text:style-name="P87"><text:span text:style-name="T65"><text:s text:c="2"/></text:span><text:span text:style-name="T19">{</text:span></text:p>
      <text:p text:style-name="P87"><text:soft-page-break/><text:span text:style-name="T65"><text:s text:c="4"/></text:span><text:span text:style-name="T12">tcflag_t</text:span><text:span text:style-name="T65"> </text:span><text:span text:style-name="T72">c_iflag</text:span><text:span text:style-name="T19">;</text:span><text:span text:style-name="T65"> <text:s text:c="10"/></text:span><text:span text:style-name="T86">/*</text:span><text:span text:style-name="T65"> </text:span><text:span text:style-name="T86">input</text:span><text:span text:style-name="T65"> </text:span><text:span text:style-name="T86">mode</text:span><text:span text:style-name="T65"> </text:span><text:span text:style-name="T86">flags</text:span><text:span text:style-name="T65"> </text:span><text:span text:style-name="T86">*/</text:span></text:p>
      <text:p text:style-name="P87"><text:span text:style-name="T65"><text:s text:c="4"/></text:span><text:span text:style-name="T12">tcflag_t</text:span><text:span text:style-name="T65"> </text:span><text:span text:style-name="T72">c_oflag</text:span><text:span text:style-name="T19">;</text:span><text:span text:style-name="T65"> <text:s text:c="10"/></text:span><text:span text:style-name="T86">/*</text:span><text:span text:style-name="T65"> </text:span><text:span text:style-name="T86">output</text:span><text:span text:style-name="T65"> </text:span><text:span text:style-name="T86">mode</text:span><text:span text:style-name="T65"> </text:span><text:span text:style-name="T86">flags</text:span><text:span text:style-name="T65"> </text:span><text:span text:style-name="T86">*/</text:span></text:p>
      <text:p text:style-name="P110"><text:tab/></text:p>
      <text:p text:style-name="P87"><text:span text:style-name="T65"><text:s text:c="4"/></text:span><text:span text:style-name="T12">tcflag_t</text:span><text:span text:style-name="T65"> </text:span><text:span text:style-name="T72">c_cflag</text:span><text:span text:style-name="T19">;</text:span><text:span text:style-name="T65"> <text:s text:c="10"/></text:span><text:span text:style-name="T86">/*</text:span><text:span text:style-name="T65"> </text:span><text:span text:style-name="T86">control</text:span><text:span text:style-name="T65"> </text:span><text:span text:style-name="T86">mode</text:span><text:span text:style-name="T65"> </text:span><text:span text:style-name="T86">flags</text:span><text:span text:style-name="T65"> </text:span><text:span text:style-name="T86">*/</text:span></text:p>
      <text:p text:style-name="P87"><text:span text:style-name="T86"><text:tab/>/*</text:span><text:span text:style-name="T65"> </text:span><text:span text:style-name="T86">data</text:span><text:span text:style-name="T65"> </text:span><text:span text:style-name="T86">bits</text:span><text:span text:style-name="T65"> </text:span><text:span text:style-name="T86">*/</text:span></text:p>
      <text:p text:style-name="P87"><text:span text:style-name="T65"><text:s text:c="4"/></text:span><text:span text:style-name="T12">tcflag_t</text:span><text:span text:style-name="T65"> </text:span><text:span text:style-name="T72">c_lflag</text:span><text:span text:style-name="T19">;</text:span><text:span text:style-name="T65"> <text:s text:c="10"/></text:span><text:span text:style-name="T86">/*</text:span><text:span text:style-name="T65"> </text:span><text:span text:style-name="T86">local</text:span><text:span text:style-name="T65"> </text:span><text:span text:style-name="T86">mode</text:span><text:span text:style-name="T65"> </text:span><text:span text:style-name="T86">flags</text:span><text:span text:style-name="T65"> </text:span><text:span text:style-name="T86">*/</text:span></text:p>
      <text:p text:style-name="P87"><text:span text:style-name="T65"><text:s text:c="4"/></text:span><text:span text:style-name="T12">cc_t</text:span><text:span text:style-name="T65"> </text:span><text:span text:style-name="T72">c_line</text:span><text:span text:style-name="T19">;</text:span><text:span text:style-name="T65"> <text:s text:c="23"/></text:span><text:span text:style-name="T86">/*</text:span><text:span text:style-name="T65"> </text:span><text:span text:style-name="T86">line</text:span><text:span text:style-name="T65"> </text:span><text:span text:style-name="T86">discipline</text:span><text:span text:style-name="T65"> </text:span><text:span text:style-name="T86">*/</text:span></text:p>
      <text:p text:style-name="P87"><text:span text:style-name="T65"><text:s text:c="4"/></text:span><text:span text:style-name="T12">cc_t</text:span><text:span text:style-name="T65"> </text:span><text:span text:style-name="T72">c_cc</text:span><text:span text:style-name="T19">[</text:span><text:span text:style-name="T92">NCCS</text:span><text:span text:style-name="T19">];</text:span><text:span text:style-name="T65"> <text:s text:c="11"/></text:span><text:span text:style-name="T86">/*</text:span><text:span text:style-name="T65"> </text:span><text:span text:style-name="T86">control</text:span><text:span text:style-name="T65"> </text:span><text:span text:style-name="T86">characters</text:span><text:span text:style-name="T65"> </text:span><text:span text:style-name="T86">*/</text:span></text:p>
      <text:p text:style-name="P87"><text:span text:style-name="T65"><text:s text:c="4"/></text:span><text:span text:style-name="T12">speed_t</text:span><text:span text:style-name="T65"> </text:span><text:span text:style-name="T72">c_ispeed</text:span><text:span text:style-name="T19">;</text:span><text:span text:style-name="T65"> <text:s text:c="10"/></text:span><text:span text:style-name="T86">/*</text:span><text:span text:style-name="T65"> </text:span><text:span text:style-name="T86">input</text:span><text:span text:style-name="T65"> </text:span><text:span text:style-name="T86">speed</text:span><text:span text:style-name="T65"> </text:span><text:span text:style-name="T86">*/</text:span></text:p>
      <text:p text:style-name="P87"><text:span text:style-name="T65"><text:s text:c="4"/></text:span><text:span text:style-name="T12">speed_t</text:span><text:span text:style-name="T65"> </text:span><text:span text:style-name="T72">c_ospeed</text:span><text:span text:style-name="T19">;</text:span><text:span text:style-name="T65"> <text:s text:c="10"/></text:span><text:span text:style-name="T86">/*</text:span><text:span text:style-name="T65"> </text:span><text:span text:style-name="T86">output</text:span><text:span text:style-name="T65"> </text:span><text:span text:style-name="T86">speed</text:span><text:span text:style-name="T65"> </text:span><text:span text:style-name="T86">*/</text:span></text:p>
      <text:p text:style-name="P87"><text:span text:style-name="T92">#define</text:span><text:span text:style-name="T65"> </text:span><text:span text:style-name="T92">_HAVE_STRUCT_TERMIOS_C_ISPEED</text:span><text:span text:style-name="T65"> </text:span><text:span text:style-name="T92">1</text:span></text:p>
      <text:p text:style-name="P87"><text:span text:style-name="T92">#define</text:span><text:span text:style-name="T65"> </text:span><text:span text:style-name="T92">_HAVE_STRUCT_TERMIOS_C_OSPEED</text:span><text:span text:style-name="T65"> </text:span><text:span text:style-name="T92">1</text:span></text:p>
      <text:p text:style-name="P87"><text:span text:style-name="T65"><text:s text:c="2"/></text:span><text:span text:style-name="T19">};</text:span></text:p>
      <text:p text:style-name="P49"/>
      <text:p text:style-name="P49"/>
      <text:p text:style-name="P49"/>
      <text:p text:style-name="P49"><text:span text:style-name="T68">struct</text:span><text:span text:style-name="T65"> </text:span><text:span text:style-name="T12">CmdRet</text:span>{</text:p>
      <text:p text:style-name="P87"><text:span text:style-name="T65"><text:s text:c="4"/></text:span><text:span text:style-name="T92">bool</text:span><text:span text:style-name="T65"> </text:span><text:span text:style-name="T72">ret</text:span>;<text:tab/><text:tab/>//命令执行成功，返回<text:span text:style-name="T111">1 ，失败返回0</text:span></text:p>
      <text:p text:style-name="P87"><text:span text:style-name="T65"><text:s text:c="4"/></text:span><text:span text:style-name="T68">int</text:span><text:span text:style-name="T65"> </text:span><text:span text:style-name="T72">ret_code</text:span>;<text:tab/>//关闭文件是否成功，成功<text:span text:style-name="T112">0， 失败 -1</text:span></text:p>
      <text:p text:style-name="P87"><text:span text:style-name="T65"><text:s text:c="4"/></text:span><text:span text:style-name="T12">uint8_t</text:span><text:span text:style-name="T65"> </text:span><text:span text:style-name="T72">data</text:span>[<text:span text:style-name="T92">MAX_CMD_RET_LEN</text:span>];<text:tab/>//读取子进程的输出</text:p>
      <text:p text:style-name="P87"><text:span text:style-name="T65"><text:s text:c="4"/></text:span><text:span text:style-name="T12">uint32_t</text:span><text:span text:style-name="T65"> </text:span><text:span text:style-name="T72">len</text:span>;<text:tab/>//输出数据长度</text:p>
      <text:p text:style-name="P87">};</text:p>
      <text:p text:style-name="P1"/>
      <text:p text:style-name="P1"/>
      <text:p text:style-name="P1"/>
      <text:p text:style-name="P1">------------------------<text:span text:style-name="T2">报文举例</text:span><text:span text:style-name="T11">-----</text:span>---------------------</text:p>
      <text:p text:style-name="P1"><text:s/><text:span text:style-name="T101">00H 握手协议</text:span></text:p>
      <text:p text:style-name="P32">1.<text:tab/>MCU请求SOC做下电准备 </text:p>
      <text:p text:style-name="P33"><text:tab/><text:span text:style-name="T8">mcu-&gt;soc</text:span></text:p>
      <text:p text:style-name="P33"><text:tab/>功能码：00 01 00 </text:p>
      <text:p text:style-name="P32"><text:tab/>MNA<text:span text:style-name="T102">、RFI</text:span></text:p>
      <text:p text:style-name="P36"><text:span text:style-name="T101"><text:tab/></text:span><text:span text:style-name="T92">MCU_SOC_PRE_POWER_OFF</text:span></text:p>
      <text:p text:style-name="P36"><text:span text:style-name="T101"><text:tab/>src : <text:s/></text:span><text:span text:style-name="T12">MonitorService</text:span></text:p>
      <text:p text:style-name="P35"><text:tab/></text:p>
      <text:p text:style-name="P78"><text:span text:style-name="T26">HandleProcData</text:span><text:span text:style-name="T19">(</text:span><text:span text:style-name="T68">const</text:span><text:span text:style-name="T65"> </text:span><text:span text:style-name="T68">int</text:span><text:span text:style-name="T19">&amp;</text:span><text:span text:style-name="T65"> </text:span><text:span text:style-name="T19">type,</text:span><text:span text:style-name="T65"> </text:span><text:span text:style-name="T68">const</text:span><text:span text:style-name="T65"> </text:span><text:span text:style-name="T12">std</text:span><text:span text:style-name="T19">::</text:span><text:span text:style-name="T12">vector</text:span><text:span text:style-name="T19">&lt;</text:span><text:span text:style-name="T12">uint8_t</text:span><text:span text:style-name="T19">&gt;&amp;</text:span><text:span text:style-name="T65"> </text:span><text:span text:style-name="T19">param)</text:span></text:p>
      <text:p text:style-name="P69">{<text:tab/>...</text:p>
      <text:p text:style-name="P77"><text:span text:style-name="T68">case</text:span><text:span text:style-name="T65"> </text:span><text:span text:style-name="T92">MCU_SOC_PRE_POWER_OFF</text:span><text:span text:style-name="T19">:</text:span></text:p>
      <text:p text:style-name="P37"><text:span text:style-name="T12">LogManager</text:span><text:span text:style-name="T19">::INFO(</text:span><text:span text:style-name="T86">"MonitorService</text:span><text:span text:style-name="T65"> </text:span><text:span text:style-name="T86">HandleProcData,</text:span><text:span text:style-name="T65"> </text:span><text:span text:style-name="T86">recv</text:span><text:span text:style-name="T65"> </text:span><text:span text:style-name="T86">protocol</text:span><text:span text:style-name="T65"> <text:tab/><text:tab/><text:tab/><text:tab/><text:tab/><text:tab/><text:tab/><text:tab/></text:span><text:span text:style-name="T86">MCU_SOC_PRE_POWER_OFF"</text:span><text:span text:style-name="T19">);</text:span></text:p>
      <text:p text:style-name="P87"><text:span text:style-name="T65"><text:s text:c="12"/></text:span><text:span text:style-name="T86">//inform</text:span><text:span text:style-name="T65"> </text:span><text:span text:style-name="T86">Telematics</text:span></text:p>
      <text:p text:style-name="P87"><text:span text:style-name="T65"><text:s text:c="2"/></text:span><text:span text:style-name="T67"><text:s text:c="10"/></text:span><text:span text:style-name="T13">IpcGdbusServer</text:span><text:span text:style-name="T20">::GetInstance()-&gt;BroadcastSleepNotice();</text:span></text:p>
      <text:p text:style-name="P99"><text:span text:style-name="T65"><text:s text:c="12"/></text:span><text:span text:style-name="T12">IpcGdbusServer</text:span><text:span text:style-name="T19">::GetInstance()-&gt;BroadcastPrePowerOff();</text:span></text:p>
      <text:p text:style-name="P87"><text:span text:style-name="T65"><text:s text:c="12"/></text:span><text:span text:style-name="T72">m_prePowerOff</text:span><text:span text:style-name="T65"> </text:span><text:span text:style-name="T19">=</text:span><text:span text:style-name="T65"> </text:span><text:span text:style-name="T68">true</text:span><text:span text:style-name="T19">;</text:span></text:p>
      <text:p text:style-name="P38">break;</text:p>
      <text:p text:style-name="P39">. . .<text:tab/>}</text:p>
      <text:p text:style-name="P40">此函数串口<text:span text:style-name="T29">接收后</text:span>处理mcu发来的数据</text:p>
      <text:p text:style-name="P38"/>
      <text:p text:style-name="P96"><text:span text:style-name="T68">void</text:span><text:span text:style-name="T65"> </text:span><text:span text:style-name="T12">IpcGdbusServer</text:span><text:span text:style-name="T19">::BroadcastSleepNotice()</text:span></text:p>
      <text:p text:style-name="P88">{</text:p>
      <text:p text:style-name="P87"><text:span text:style-name="T65"><text:s text:c="4"/></text:span><text:span text:style-name="T12">LogManager</text:span><text:span text:style-name="T19">::DEBUG(</text:span><text:span text:style-name="T86">"IpcGdbusServer::BroadcastSleepNotice"</text:span><text:span text:style-name="T19">);</text:span></text:p>
      <text:p text:style-name="P87"><text:span text:style-name="T65"><text:s text:c="4"/></text:span><text:span text:style-name="T20">com_hsae_tboxcore_module_ipcserver_ipcserver_emit_sleep_notice(</text:span><text:span text:style-name="T73">pSkeleton</text:span><text:span text:style-name="T20">);</text:span></text:p>
      <text:p text:style-name="P88">}</text:p>
      <text:p text:style-name="P98"><text:span text:style-name="T59">此</text:span><text:span text:style-name="T19">函数是signal</text:span><text:span text:style-name="T60"> </text:span><text:span text:style-name="T61">，在</text:span><text:span text:style-name="T21">ipcGdbusServer.cpp</text:span><text:span text:style-name="T60"> 中</text:span></text:p>
      <text:p text:style-name="P89"/>
      <text:p text:style-name="P89"/>
      <text:p text:style-name="P98"><text:span text:style-name="T70">void </text:span><text:span text:style-name="T19">com_hsae_tboxcore_module_ipcserver_ipcserver_emit_sleep_notice</text:span><text:span text:style-name="T65"> </text:span><text:span text:style-name="T19">(</text:span></text:p>
      <text:p text:style-name="P87"><text:soft-page-break/><text:span text:style-name="T65"><text:s text:c="4"/></text:span><text:span text:style-name="T12">ComHsaeTboxcoreModuleIpcserverIpcserver</text:span><text:span text:style-name="T65"> </text:span><text:span text:style-name="T19">*object)</text:span></text:p>
      <text:p text:style-name="P88">{</text:p>
      <text:p text:style-name="P87"><text:span text:style-name="T65"><text:s text:c="3"/></text:span><text:span text:style-name="T20">g_signal_emit_by_name</text:span><text:span text:style-name="T67"> </text:span><text:span text:style-name="T20">(object,</text:span><text:span text:style-name="T67"> </text:span><text:span text:style-name="T87">"sleep-notice"</text:span><text:span text:style-name="T20">);</text:span></text:p>
      <text:p text:style-name="P88">}</text:p>
      <text:p text:style-name="P97"><text:span text:style-name="T19">此函数是往dbus总线上发数据by_name</text:span><text:span text:style-name="T61">，在</text:span><text:span text:style-name="T21">generated_ipc_server.c</text:span></text:p>
      <text:p text:style-name="P97"/>
      <text:p text:style-name="P97"><text:span text:style-name="T19">g_signal_emit_by_name</text:span><text:span text:style-name="T65"> </text:span><text:span text:style-name="T19">(object,</text:span><text:span text:style-name="T65"> </text:span><text:span text:style-name="T86">"sleep-notice"</text:span><text:span text:style-name="T19">);</text:span></text:p>
      <text:p text:style-name="P97"><text:span text:style-name="T19">此函数定义在</text:span><text:span text:style-name="T20">gsignal</text:span><text:span text:style-name="T22">.h </text:span></text:p>
      <text:p text:style-name="P97"/>
      <text:p text:style-name="P97"/>
      <text:p text:style-name="P97"/>
      <text:p text:style-name="P97"/>
      <text:p text:style-name="P8"><text:s/><text:span text:style-name="T101">02H 车身控制协议</text:span></text:p>
      <text:p text:style-name="P34">1.<text:tab/>寻找车辆</text:p>
      <text:p text:style-name="P34"><text:tab/><text:span text:style-name="T2">soc</text:span><text:span text:style-name="T8">-&gt;</text:span><text:span text:style-name="T9">mcu</text:span></text:p>
      <text:p text:style-name="P34"><text:tab/>功能码：<text:span text:style-name="T103">02</text:span> <text:span text:style-name="T103">02</text:span> <text:span text:style-name="T103">02</text:span> </text:p>
      <text:p text:style-name="P34"><text:tab/>MNA<text:span text:style-name="T102">、RFI</text:span></text:p>
      <text:p text:style-name="P41"><text:span text:style-name="T92"><text:tab/></text:span><text:span text:style-name="T12">ProcData_T</text:span><text:span text:style-name="T18">的msgId是</text:span><text:span text:style-name="T92">SOC_MCU_FIND_CAR</text:span></text:p>
      <text:p text:style-name="P70"><text:tab/>PackSendDataSync(procData);</text:p>
      <text:p text:style-name="P43"/>
      <text:p text:style-name="P41"><text:span text:style-name="T92"><text:tab/></text:span><text:span text:style-name="T12">ST_FIND_MY_CAR</text:span></text:p>
      <text:p text:style-name="P85"><text:span text:style-name="T62"><text:tab/>src : <text:s/></text:span><text:span text:style-name="T12">LocalService</text:span></text:p>
      <text:p text:style-name="P86"/>
      <text:p text:style-name="P100"/>
      <text:p text:style-name="P104"><text:span text:style-name="T26">HandleServiceData</text:span><text:span text:style-name="T19">(</text:span><text:span text:style-name="T68">const</text:span><text:span text:style-name="T65"> </text:span><text:span text:style-name="T12">ServiceType_t</text:span><text:span text:style-name="T19">&amp;</text:span><text:span text:style-name="T65"> </text:span><text:span text:style-name="T19">type,</text:span><text:span text:style-name="T65"> </text:span><text:span text:style-name="T68">const</text:span><text:span text:style-name="T65"> </text:span><text:span text:style-name="T12">std</text:span><text:span text:style-name="T19">::</text:span><text:span text:style-name="T12">vector</text:span><text:span text:style-name="T19">&lt;</text:span><text:span text:style-name="T12">uint8_t</text:span><text:span text:style-name="T19">&gt;&amp;</text:span><text:span text:style-name="T65"> </text:span><text:span text:style-name="T19">paramVec)</text:span></text:p>
      <text:p text:style-name="P108">{ ...</text:p>
      <text:p text:style-name="P100"><text:span text:style-name="T72">m_IpcStackEntry</text:span><text:span text:style-name="T19">-&gt;PackSendDataSync(procData);</text:span></text:p>
      <text:p text:style-name="P108">… </text:p>
      <text:p text:style-name="P108">}</text:p>
      <text:p text:style-name="P102"><text:span text:style-name="T19">发送 procData消息</text:span><text:span text:style-name="T63">，soc--&gt;mcu</text:span></text:p>
      <text:p text:style-name="P109"><text:span text:style-name="T63">此函数每一个继承</text:span><text:span text:style-name="T12">IfServiceObserver</text:span><text:span text:style-name="T63">类都有</text:span></text:p>
      <text:p text:style-name="P93"/>
      <text:p text:style-name="P90"/>
      <text:p text:style-name="P101"><text:span text:style-name="T65"><text:s/></text:span><text:span text:style-name="T12">IpcGdbusServer</text:span><text:span text:style-name="T19">::</text:span><text:span text:style-name="T26">NotifyObserver</text:span><text:span text:style-name="T19">(</text:span><text:span text:style-name="T68">int</text:span><text:span text:style-name="T65"> </text:span><text:span text:style-name="T19">msgType,</text:span><text:span text:style-name="T65"> </text:span><text:span text:style-name="T12">std</text:span><text:span text:style-name="T19">::</text:span><text:span text:style-name="T12">string</text:span><text:span text:style-name="T65"> </text:span><text:span text:style-name="T19">method,</text:span><text:span text:style-name="T65"> </text:span><text:span text:style-name="T12">std</text:span><text:span text:style-name="T19">::</text:span><text:span text:style-name="T12">string</text:span><text:span text:style-name="T65"> <text:tab/><text:tab/><text:tab/><text:tab/><text:tab/><text:tab/><text:tab/><text:tab/><text:tab/><text:tab/><text:tab/></text:span><text:span text:style-name="T19">jsonStr)</text:span></text:p>
      <text:p text:style-name="P106"><text:span text:style-name="T34">此</text:span><text:span text:style-name="T31">函数 是</text:span><text:span text:style-name="T36">G</text:span><text:span text:style-name="T31">Dbus</text:span><text:span text:style-name="T36">Server的me</text:span><text:span text:style-name="T37">thod</text:span><text:span text:style-name="T31">通知</text:span><text:span text:style-name="T32">分发</text:span><text:span text:style-name="T37">给各个</text:span><text:span text:style-name="T30">HandleServiceData</text:span><text:span text:style-name="T33">，位于ipcGdbusServer.cpp</text:span></text:p>
      <text:p text:style-name="P105"/>
      <text:p text:style-name="P105"/>
      <text:p text:style-name="P105"><text:span text:style-name="T19">ipcGdbusSvr-&gt;</text:span><text:span text:style-name="T26">AttachObserver</text:span><text:span text:style-name="T19">(</text:span><text:span text:style-name="T92">MSG_TYPE_DA_STRING</text:span><text:span text:style-name="T19">,</text:span><text:span text:style-name="T65"> </text:span><text:span text:style-name="T12">DaService</text:span><text:span text:style-name="T19">::GetInstance());</text:span></text:p>
      <text:p text:style-name="P105"><text:span text:style-name="T33">注册每个服务</text:span><text:span text:style-name="T35">给dbus服务器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91">---------------------------函数-------------------------------</text:p>
      <text:p text:style-name="P91"><text:span text:style-name="T65"><text:s text:c="4"/></text:span><text:span text:style-name="T86">//字节解码通用</text:span></text:p>
      <text:p text:style-name="P87"><text:span text:style-name="T65"><text:s text:c="4"/></text:span><text:span text:style-name="T86">//value：数据源｜pos：想要获取的字节位置｜lenValue：数据实际长度｜lenIPC：数据协议长度</text:span></text:p>
      <text:p text:style-name="P91"><text:tab/>uint8_t<text:span text:style-name="T65"> </text:span>getBitValueByPosition(uint8_t<text:span text:style-name="T65"> </text:span>*value,uint8_t<text:span text:style-name="T65"> </text:span>pos,uint8_t<text:span text:style-name="T65"> </text:span>bitLen);</text:p>
      <text:p text:style-name="P91"/>
      <text:p text:style-name="P91"/>
      <text:p text:style-name="P91"/>
      <text:p text:style-name="P91">jso<text:span text:style-name="T106">n的字符串</text:span></text:p>
      <text:p text:style-name="P91"/>
      <text:p text:style-name="P91"/>
      <text:p text:style-name="P91">GetJsonNodeValue</text:p>
      <text:p text:style-name="P91"/>
      <text:p text:style-name="P91"/>
      <text:p text:style-name="P92">getElementById</text:p>
      <text:p text:style-name="P91"/>
      <text:p text:style-name="P91"/>
      <text:p text:style-name="P91"/>
      <text:p text:style-name="P91"/>
      <text:p text:style-name="P111"/>
      <text:p text:style-name="P91">//设置结构体中相应字段</text:p>
      <text:p text:style-name="P91"><text:span text:style-name="T68">int</text:span><text:span text:style-name="T65"> </text:span><text:span text:style-name="T12">ConfMMapClass</text:span>::<text:span text:style-name="T108">setTspConfig</text:span>(<text:span text:style-name="T12">fileMMap</text:span><text:span text:style-name="T65"> </text:span>&amp;<text:span text:style-name="T110">out</text:span>,<text:span text:style-name="T65"> </text:span><text:span text:style-name="T68">char</text:span><text:span text:style-name="T65"> </text:span>*<text:span text:style-name="T110">c</text:span>,<text:span text:style-name="T65"> </text:span><text:span text:style-name="T68">int</text:span><text:span text:style-name="T65"> </text:span><text:span text:style-name="T110">l</text:span>)</text:p>
      <text:p text:style-name="P87">{</text:p>
      <text:p text:style-name="P87"><text:span text:style-name="T65"><text:s text:c="4"/></text:span><text:span text:style-name="T86">//</text:span><text:span text:style-name="T65"> <text:s text:c="3"/></text:span><text:span text:style-name="T86">std::string</text:span><text:span text:style-name="T65"> </text:span><text:span text:style-name="T86">msg("</text:span><text:span text:style-name="T65"> </text:span><text:span text:style-name="T86">setTspConfig</text:span><text:span text:style-name="T65"> </text:span><text:span text:style-name="T86">out:"+std::to_string((int)&amp;out)+"</text:span><text:span text:style-name="T65"> </text:span><text:span text:style-name="T86">c:"+std::to_string((int)c)+"</text:span><text:span text:style-name="T65"> </text:span><text:span text:style-name="T86">l:"+std::to_string(l));</text:span></text:p>
      <text:p text:style-name="P87"><text:span text:style-name="T65"><text:s text:c="4"/></text:span><text:span text:style-name="T86">//</text:span><text:span text:style-name="T65"> <text:s text:c="3"/></text:span><text:span text:style-name="T86">log2file(msg.c_str());</text:span></text:p>
      <text:p text:style-name="P87"><text:span text:style-name="T65"><text:s text:c="4"/></text:span><text:span text:style-name="T12">std</text:span>::cout<text:span text:style-name="T65"> </text:span>&lt;&lt;<text:span text:style-name="T65"> </text:span><text:span text:style-name="T86">"ConfMMapClass</text:span><text:span text:style-name="T65"> </text:span><text:span text:style-name="T86">"</text:span><text:span text:style-name="T65"> </text:span>&lt;&lt;<text:span text:style-name="T65"> </text:span>proName<text:span text:style-name="T65"> </text:span>&lt;&lt;<text:span text:style-name="T65"> </text:span><text:span text:style-name="T86">"</text:span><text:span text:style-name="T65"> </text:span><text:span text:style-name="T86">setTspConfig</text:span><text:span text:style-name="T65"> </text:span><text:span text:style-name="T86">out"</text:span>&lt;&lt;<text:span text:style-name="T12">std</text:span>::hex&lt;&lt;&amp;<text:span text:style-name="T110">out</text:span>&lt;&lt;<text:span text:style-name="T12">std</text:span>::dec&lt;&lt;<text:span text:style-name="T65"> </text:span><text:span text:style-name="T86">"</text:span><text:span text:style-name="T65"> </text:span><text:span text:style-name="T86">c"</text:span><text:span text:style-name="T65"> </text:span>&lt;&lt;<text:span text:style-name="T65"> </text:span>(<text:span text:style-name="T68">int</text:span>)*<text:span text:style-name="T110">c</text:span><text:span text:style-name="T65"> </text:span>&lt;&lt;<text:span text:style-name="T65"> </text:span><text:span text:style-name="T86">"</text:span><text:span text:style-name="T65"> </text:span><text:span text:style-name="T86">l</text:span><text:span text:style-name="T65"> </text:span><text:span text:style-name="T86">"</text:span><text:span text:style-name="T65"> </text:span>&lt;&lt;<text:span text:style-name="T65"> </text:span><text:span text:style-name="T110">l</text:span></text:p>
      <text:p text:style-name="P112"><text:span text:style-name="T65"><text:s text:c="14"/></text:span>&lt;&lt;<text:span text:style-name="T65"> </text:span><text:span text:style-name="T12">std</text:span>::endl;</text:p>
      <text:p text:style-name="P87"><text:span text:style-name="T65"><text:s text:c="4"/></text:span><text:span text:style-name="T68">auto</text:span><text:span text:style-name="T65"> </text:span><text:span text:style-name="T110">offset</text:span><text:span text:style-name="T65"> </text:span>=<text:span text:style-name="T65"> </text:span>(<text:span text:style-name="T68">int</text:span>)(<text:span text:style-name="T110">c</text:span><text:span text:style-name="T65"> </text:span>-<text:span text:style-name="T65"> </text:span>(<text:span text:style-name="T68">char</text:span><text:span text:style-name="T65"> </text:span>*)&amp;<text:span text:style-name="T110">out</text:span>)<text:span text:style-name="T65"> </text:span>&gt;=<text:span text:style-name="T65"> </text:span>(<text:span text:style-name="T68">int</text:span>)<text:span text:style-name="T68">sizeof</text:span>(<text:span text:style-name="T12">fileMMap</text:span>)<text:span text:style-name="T65"> </text:span>?<text:span text:style-name="T65"> </text:span>(<text:span text:style-name="T68">int</text:span>)<text:span text:style-name="T68">sizeof</text:span>(<text:span text:style-name="T12">fileMMap</text:span>)<text:span text:style-name="T65"> </text:span>:<text:span text:style-name="T65"> </text:span>(<text:span text:style-name="T68">int</text:span>)(<text:span text:style-name="T110">c</text:span><text:span text:style-name="T65"> </text:span>-<text:span text:style-name="T65"> </text:span>(<text:span text:style-name="T68">char</text:span><text:span text:style-name="T65"> </text:span>*)&amp;<text:span text:style-name="T110">out</text:span>);</text:p>
      <text:p text:style-name="P87"><text:span text:style-name="T65"><text:s text:c="4"/></text:span><text:span text:style-name="T68">if</text:span><text:span text:style-name="T65"> </text:span>(<text:span text:style-name="T110">offset</text:span><text:span text:style-name="T65"> </text:span>+<text:span text:style-name="T65"> </text:span><text:span text:style-name="T110">l</text:span><text:span text:style-name="T65"> </text:span>&gt;<text:span text:style-name="T65"> </text:span>(<text:span text:style-name="T68">int</text:span>)<text:span text:style-name="T68">sizeof</text:span>(<text:span text:style-name="T12">fileMMap</text:span>))</text:p>
      <text:p text:style-name="P87"><text:span text:style-name="T65"><text:s text:c="4"/></text:span>{</text:p>
      <text:p text:style-name="P87"><text:span text:style-name="T65"><text:s text:c="8"/></text:span><text:span text:style-name="T68">return</text:span><text:span text:style-name="T65"> </text:span>-<text:span text:style-name="T92">1</text:span>;</text:p>
      <text:p text:style-name="P87"><text:span text:style-name="T65"><text:s text:c="4"/></text:span>}</text:p>
      <text:p text:style-name="P87"><text:span text:style-name="T65"><text:s text:c="4"/></text:span><text:span text:style-name="T68">char</text:span><text:span text:style-name="T65"> </text:span>*<text:span text:style-name="T110">des</text:span><text:span text:style-name="T65"> </text:span>=<text:span text:style-name="T65"> </text:span>(<text:span text:style-name="T68">char</text:span><text:span text:style-name="T65"> </text:span>*)<text:span text:style-name="T72">pfileMMap_m</text:span><text:span text:style-name="T65"> </text:span>+<text:span text:style-name="T65"> </text:span><text:span text:style-name="T110">offset</text:span>;</text:p>
      <text:p text:style-name="P87"><text:span text:style-name="T65"><text:s text:c="4"/></text:span><text:span text:style-name="T68">if</text:span><text:span text:style-name="T65"> </text:span>(<text:span text:style-name="T107">memcmp</text:span>(<text:span text:style-name="T110">des</text:span>,<text:span text:style-name="T65"> </text:span>(<text:span text:style-name="T68">char</text:span><text:span text:style-name="T65"> </text:span>*)&amp;<text:span text:style-name="T110">out</text:span><text:span text:style-name="T65"> </text:span>+<text:span text:style-name="T65"> </text:span><text:span text:style-name="T110">offset</text:span>,<text:span text:style-name="T65"> </text:span><text:span text:style-name="T110">l</text:span>)<text:span text:style-name="T65"> </text:span>!=<text:span text:style-name="T65"> </text:span><text:span text:style-name="T92">0</text:span>)</text:p>
      <text:p text:style-name="P87"><text:span text:style-name="T65"><text:s text:c="4"/></text:span>{</text:p>
      <text:p text:style-name="P87"><text:span text:style-name="T65"><text:s text:c="8"/></text:span><text:span text:style-name="T107">memcpy</text:span>(<text:span text:style-name="T110">des</text:span>,<text:span text:style-name="T65"> </text:span>(<text:span text:style-name="T68">char</text:span><text:span text:style-name="T65"> </text:span>*)&amp;<text:span text:style-name="T110">out</text:span><text:span text:style-name="T65"> </text:span>+<text:span text:style-name="T65"> </text:span><text:span text:style-name="T110">offset</text:span>,<text:span text:style-name="T65"> </text:span><text:span text:style-name="T110">l</text:span>);</text:p>
      <text:p text:style-name="P87"><text:span text:style-name="T65"><text:s text:c="8"/></text:span><text:span text:style-name="T107">msync</text:span>(<text:span text:style-name="T110">des</text:span>,<text:span text:style-name="T65"> </text:span><text:span text:style-name="T110">l</text:span>,<text:span text:style-name="T65"> </text:span><text:span text:style-name="T92">MS_ASYNC</text:span><text:span text:style-name="T65"> </text:span>|<text:span text:style-name="T65"> </text:span><text:span text:style-name="T92">MS_INVALIDATE</text:span>);</text:p>
      <text:p text:style-name="P87"><text:span text:style-name="T65"><text:s text:c="4"/></text:span>}</text:p>
      <text:p text:style-name="P87"><text:span text:style-name="T65"><text:s text:c="4"/></text:span><text:span text:style-name="T68">return</text:span><text:span text:style-name="T65"> </text:span><text:span text:style-name="T92">0</text:span>;</text:p>
      <text:p text:style-name="P87">}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6:34:21.807773007</meta:creation-date>
    <dc:date>2019-09-09T10:06:34.946649646</dc:date>
    <meta:editing-duration>P24DT8H17M12S</meta:editing-duration>
    <meta:editing-cycles>174</meta:editing-cycles>
    <meta:generator>LibreOffice/4.2.8.2$Linux_X86_64 LibreOffice_project/420m0$Build-2</meta:generator>
    <meta:document-statistic meta:table-count="0" meta:image-count="0" meta:object-count="0" meta:page-count="12" meta:paragraph-count="329" meta:word-count="2410" meta:character-count="11802" meta:non-whitespace-character-count="10119"/>
  </office:meta>
</office:document-meta>
</file>